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97cm"/>
    </style:style>
    <style:style style:name="co2" style:family="table-column">
      <style:table-column-properties fo:break-before="auto" style:column-width="1.752cm"/>
    </style:style>
    <style:style style:name="co3" style:family="table-column">
      <style:table-column-properties fo:break-before="auto" style:column-width="3.46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6cm"/>
    </style:style>
    <style:style style:name="co6" style:family="table-column">
      <style:table-column-properties fo:break-before="auto" style:column-width="1.833cm"/>
    </style:style>
    <style:style style:name="co7" style:family="table-column">
      <style:table-column-properties fo:break-before="auto" style:column-width="3.35cm"/>
    </style:style>
    <style:style style:name="co8" style:family="table-column">
      <style:table-column-properties fo:break-before="auto" style:column-width="2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108"/>
    <style:style style:name="ce3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ariables52-key" table:style-name="ta1">
        <table:shapes>
          <draw:frame draw:z-index="0" draw:style-name="gr1" draw:text-style-name="P1" svg:width="16.006cm" svg:height="9.005cm" svg:x="18.272cm" svg:y="14.504cm">
            <draw:object draw:notify-on-update-of-ranges="'variables52-key'.P3:'variables52-key'.P10 'variables52-key'.R3:'variables52-key'.R1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15.999cm" svg:height="8.999cm" svg:x="17.102cm" svg:y="5.445cm">
            <draw:object draw:notify-on-update-of-ranges="'variables52-key'.C3:'variables52-key'.C7 'variables52-key'.E2:'variables52-key'.E2 'variables52-key'.G3:'variables52-key'.G7 'variables52-key'.F2:'variables52-key'.F2 'variables52-key'.H3:'variables52-key'.H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style-name="gr1" draw:text-style-name="P1" svg:width="15.999cm" svg:height="8.999cm" svg:x="40.791cm" svg:y="6.208cm">
            <draw:object draw:notify-on-update-of-ranges="'variables52-key'.P3:'variables52-key'.P10 'variables52-key'.R2:'variables52-key'.R2 'variables52-key'.T3:'variables52-key'.T10 'variables52-key'.S2:'variables52-key'.S2 'variables52-key'.U3:'variables52-key'.U1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Default"/>
        <table:table-column table:style-name="co4" table:number-columns-repeated="7" table:default-cell-style-name="Default"/>
        <table:table-column table:style-name="co7" table:default-cell-style-name="Default"/>
        <table:table-column table:style-name="co4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number-columns-repeated="21"/>
        </table:table-row>
        <table:table-row table:style-name="ro1">
          <table:table-cell table:number-columns-repeated="3"/>
          <table:table-cell office:value-type="string" calcext:value-type="string">
            <text:p>Quantidade</text:p>
          </table:table-cell>
          <table:table-cell office:value-type="string" calcext:value-type="string">
            <text:p>Treino A</text:p>
          </table:table-cell>
          <table:table-cell office:value-type="string" calcext:value-type="string">
            <text:p>Treino B</text:p>
          </table:table-cell>
          <table:table-cell table:number-columns-repeated="10"/>
          <table:table-cell office:value-type="string" calcext:value-type="string">
            <text:p>Quantidade</text:p>
          </table:table-cell>
          <table:table-cell office:value-type="string" calcext:value-type="string">
            <text:p>Treino A</text:p>
          </table:table-cell>
          <table:table-cell office:value-type="string" calcext:value-type="string">
            <text:p>Treino B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t</text:p>
          </table:table-cell>
          <table:table-cell table:formula="of:=COUNTIF([.$F$26:.$F$466];[.C3])" office:value-type="float" office:value="208" calcext:value-type="float">
            <text:p>208</text:p>
          </table:table-cell>
          <table:table-cell table:style-name="ce1" table:formula="of:=SUMIF([.$F$26:.$F$466];[.C3];[.$D$26:.$D$466])" office:value-type="float" office:value="115.982403319287" calcext:value-type="float">
            <text:p>115,98</text:p>
          </table:table-cell>
          <table:table-cell table:style-name="ce1" office:value-type="float" office:value="327.981624168997" calcext:value-type="float">
            <text:p>327,98</text:p>
          </table:table-cell>
          <table:table-cell table:formula="of:=[.E3]/[.$E$8]" office:value-type="float" office:value="0.497873296293145" calcext:value-type="float">
            <text:p>0,497873296293145</text:p>
          </table:table-cell>
          <table:table-cell table:formula="of:=[.F3]/[.$F$8]" office:value-type="float" office:value="0.503069889758056" calcext:value-type="float">
            <text:p>0,503069889758056</text:p>
          </table:table-cell>
          <table:table-cell table:number-columns-repeated="7"/>
          <table:table-cell office:value-type="string" calcext:value-type="string">
            <text:p>9</text:p>
          </table:table-cell>
          <table:table-cell table:formula="of:=COUNTIF([.$H$26:.$H$466];[.P3])" office:value-type="float" office:value="76" calcext:value-type="float">
            <text:p>76</text:p>
          </table:table-cell>
          <table:table-cell table:style-name="ce3" table:formula="of:=SUMIF([.$H$26:.$H$466];[.P3];[.D26:.D466])" office:value-type="float" office:value="44.6502889086505" calcext:value-type="float">
            <text:p>44,65</text:p>
          </table:table-cell>
          <table:table-cell table:style-name="ce1" office:value-type="float" office:value="89.2460996856121" calcext:value-type="float">
            <text:p>89,25</text:p>
          </table:table-cell>
          <table:table-cell table:formula="of:=[.R3]/[.$R$11]" office:value-type="float" office:value="0.194518638330357" calcext:value-type="float">
            <text:p>0,194518638330357</text:p>
          </table:table-cell>
          <table:table-cell table:formula="of:=[.S3]/[.$S$11]" office:value-type="float" office:value="0.136888844440393" calcext:value-type="float">
            <text:p>0,136888844440393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formula="of:=COUNTIF([.$F$26:.$F$466];[.C4])" office:value-type="float" office:value="109" calcext:value-type="float">
            <text:p>109</text:p>
          </table:table-cell>
          <table:table-cell table:style-name="ce1" table:formula="of:=SUMIF([.$F$26:.$F$466];[.C4];[.$D$26:.$D$466])" office:value-type="float" office:value="62.2017261177478" calcext:value-type="float">
            <text:p>62,20</text:p>
          </table:table-cell>
          <table:table-cell table:style-name="ce1" office:value-type="float" office:value="201.514078191748" calcext:value-type="float">
            <text:p>201,51</text:p>
          </table:table-cell>
          <table:table-cell table:formula="of:=[.E4]/[.$E$8]" office:value-type="float" office:value="0.267011007972591" calcext:value-type="float">
            <text:p>0,267011007972591</text:p>
          </table:table-cell>
          <table:table-cell table:formula="of:=[.F4]/[.$F$8]" office:value-type="float" office:value="0.309089466086624" calcext:value-type="float">
            <text:p>0,309089466086624</text:p>
          </table:table-cell>
          <table:table-cell table:number-columns-repeated="7"/>
          <table:table-cell office:value-type="string" calcext:value-type="string">
            <text:p>4</text:p>
          </table:table-cell>
          <table:table-cell table:formula="of:=COUNTIF([.$H$26:.$H$466];[.P4])" office:value-type="float" office:value="75" calcext:value-type="float">
            <text:p>75</text:p>
          </table:table-cell>
          <table:table-cell table:style-name="ce3" table:formula="of:=SUMIF([.$H$26:.$H$466];[.P4];[.D27:.D467])" office:value-type="float" office:value="43.8056885862714" calcext:value-type="float">
            <text:p>43,81</text:p>
          </table:table-cell>
          <table:table-cell table:style-name="ce1" office:value-type="float" office:value="107.028854692372" calcext:value-type="float">
            <text:p>107,03</text:p>
          </table:table-cell>
          <table:table-cell table:formula="of:=[.R4]/[.$R$11]" office:value-type="float" office:value="0.190839143557575" calcext:value-type="float">
            <text:p>0,190839143557575</text:p>
          </table:table-cell>
          <table:table-cell table:formula="of:=[.S4]/[.$S$11]" office:value-type="float" office:value="0.164164667052442" calcext:value-type="float">
            <text:p>0,16416466705244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s</text:p>
          </table:table-cell>
          <table:table-cell table:formula="of:=COUNTIF([.$F$26:.$F$466];[.C5])" office:value-type="float" office:value="58" calcext:value-type="float">
            <text:p>58</text:p>
          </table:table-cell>
          <table:table-cell table:style-name="ce1" table:formula="of:=SUMIF([.$F$26:.$F$466];[.C5];[.$D$26:.$D$466])" office:value-type="float" office:value="28.6416907756152" calcext:value-type="float">
            <text:p>28,64</text:p>
          </table:table-cell>
          <table:table-cell table:style-name="ce1" office:value-type="float" office:value="48.9266724401937" calcext:value-type="float">
            <text:p>48,93</text:p>
          </table:table-cell>
          <table:table-cell table:formula="of:=[.E5]/[.$E$8]" office:value-type="float" office:value="0.122949107707386" calcext:value-type="float">
            <text:p>0,122949107707386</text:p>
          </table:table-cell>
          <table:table-cell table:formula="of:=[.F5]/[.$F$8]" office:value-type="float" office:value="0.075045471748851" calcext:value-type="float">
            <text:p>0,075045471748851</text:p>
          </table:table-cell>
          <table:table-cell table:number-columns-repeated="7"/>
          <table:table-cell office:value-type="string" calcext:value-type="string">
            <text:p>3</text:p>
          </table:table-cell>
          <table:table-cell table:formula="of:=COUNTIF([.$H$26:.$H$466];[.P5])" office:value-type="float" office:value="57" calcext:value-type="float">
            <text:p>57</text:p>
          </table:table-cell>
          <table:table-cell table:style-name="ce3" table:formula="of:=SUMIF([.$H$26:.$H$466];[.P5];[.D28:.D468])" office:value-type="float" office:value="31.4326523350881" calcext:value-type="float">
            <text:p>31,43</text:p>
          </table:table-cell>
          <table:table-cell table:style-name="ce1" office:value-type="float" office:value="119.176187934498" calcext:value-type="float">
            <text:p>119,18</text:p>
          </table:table-cell>
          <table:table-cell table:formula="of:=[.R5]/[.$R$11]" office:value-type="float" office:value="0.136936106815387" calcext:value-type="float">
            <text:p>0,136936106815387</text:p>
          </table:table-cell>
          <table:table-cell table:formula="of:=[.S5]/[.$S$11]" office:value-type="float" office:value="0.18279667916731" calcext:value-type="float">
            <text:p>0,1827966791673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</text:p>
          </table:table-cell>
          <table:table-cell table:formula="of:=COUNTIF([.$F$26:.$F$466];[.C6])" office:value-type="float" office:value="47" calcext:value-type="float">
            <text:p>47</text:p>
          </table:table-cell>
          <table:table-cell table:style-name="ce1" table:formula="of:=SUMIF([.$F$26:.$F$466];[.C6];[.$D$26:.$D$466])" office:value-type="float" office:value="19.002929428125" calcext:value-type="float">
            <text:p>19,00</text:p>
          </table:table-cell>
          <table:table-cell table:style-name="ce1" office:value-type="float" office:value="51.7630231684331" calcext:value-type="float">
            <text:p>51,76</text:p>
          </table:table-cell>
          <table:table-cell table:formula="of:=[.E6]/[.$E$8]" office:value-type="float" office:value="0.0815731597452876" calcext:value-type="float">
            <text:p>0,0815731597452876</text:p>
          </table:table-cell>
          <table:table-cell table:formula="of:=[.F6]/[.$F$8]" office:value-type="float" office:value="0.0793959674566087" calcext:value-type="float">
            <text:p>0,0793959674566087</text:p>
          </table:table-cell>
          <table:table-cell table:number-columns-repeated="7"/>
          <table:table-cell office:value-type="string" calcext:value-type="string">
            <text:p>1</text:p>
          </table:table-cell>
          <table:table-cell table:formula="of:=COUNTIF([.$H$26:.$H$466];[.P6])" office:value-type="float" office:value="63" calcext:value-type="float">
            <text:p>63</text:p>
          </table:table-cell>
          <table:table-cell table:style-name="ce3" table:formula="of:=SUMIF([.$H$26:.$H$466];[.P6];[.D29:.D469])" office:value-type="float" office:value="29.7213089630666" calcext:value-type="float">
            <text:p>29,72</text:p>
          </table:table-cell>
          <table:table-cell table:style-name="ce1" office:value-type="float" office:value="96.4285029428815" calcext:value-type="float">
            <text:p>96,43</text:p>
          </table:table-cell>
          <table:table-cell table:formula="of:=[.R6]/[.$R$11]" office:value-type="float" office:value="0.129480652649741" calcext:value-type="float">
            <text:p>0,129480652649741</text:p>
          </table:table-cell>
          <table:table-cell table:formula="of:=[.S6]/[.$S$11]" office:value-type="float" office:value="0.147905470216265" calcext:value-type="float">
            <text:p>0,14790547021626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t</text:p>
          </table:table-cell>
          <table:table-cell table:formula="of:=COUNTIF([.$F$26:.$F$466];[.C7])" office:value-type="float" office:value="19" calcext:value-type="float">
            <text:p>19</text:p>
          </table:table-cell>
          <table:table-cell table:style-name="ce1" table:formula="of:=SUMIF([.$F$26:.$F$466];[.C7];[.$D$26:.$D$466])" office:value-type="float" office:value="7.12691233752343" calcext:value-type="float">
            <text:p>7,13</text:p>
          </table:table-cell>
          <table:table-cell table:style-name="ce1" office:value-type="float" office:value="21.7749575325941" calcext:value-type="float">
            <text:p>21,77</text:p>
          </table:table-cell>
          <table:table-cell table:formula="of:=[.E7]/[.$E$8]" office:value-type="float" office:value="0.0305934282815901" calcext:value-type="float">
            <text:p>0,0305934282815901</text:p>
          </table:table-cell>
          <table:table-cell table:formula="of:=[.F7]/[.$F$8]" office:value-type="float" office:value="0.0333992049498605" calcext:value-type="float">
            <text:p>0,0333992049498605</text:p>
          </table:table-cell>
          <table:table-cell table:number-columns-repeated="7"/>
          <table:table-cell office:value-type="string" calcext:value-type="string">
            <text:p>8</text:p>
          </table:table-cell>
          <table:table-cell table:formula="of:=COUNTIF([.$H$26:.$H$466];[.P7])" office:value-type="float" office:value="51" calcext:value-type="float">
            <text:p>51</text:p>
          </table:table-cell>
          <table:table-cell table:style-name="ce3" table:formula="of:=SUMIF([.$H$26:.$H$466];[.P7];[.D30:.D470])" office:value-type="float" office:value="25.0539941651033" calcext:value-type="float">
            <text:p>25,05</text:p>
          </table:table-cell>
          <table:table-cell table:style-name="ce1" office:value-type="float" office:value="76.7931258066427" calcext:value-type="float">
            <text:p>76,79</text:p>
          </table:table-cell>
          <table:table-cell table:formula="of:=[.R7]/[.$R$11]" office:value-type="float" office:value="0.109147531826797" calcext:value-type="float">
            <text:p>0,109147531826797</text:p>
          </table:table-cell>
          <table:table-cell table:formula="of:=[.S7]/[.$S$11]" office:value-type="float" office:value="0.117788029837362" calcext:value-type="float">
            <text:p>0,117788029837362</text:p>
          </table:table-cell>
        </table:table-row>
        <table:table-row table:style-name="ro1">
          <table:table-cell table:number-columns-repeated="3"/>
          <table:table-cell table:formula="of:=SUM([.D3:.D7])" office:value-type="float" office:value="441" calcext:value-type="float">
            <text:p>441</text:p>
          </table:table-cell>
          <table:table-cell table:formula="of:=SUM([.E3:.E7])" office:value-type="float" office:value="232.955661978299" calcext:value-type="float">
            <text:p>232,955661978299</text:p>
          </table:table-cell>
          <table:table-cell table:formula="of:=SUM([.F3:.F7])" office:value-type="float" office:value="651.960355501966" calcext:value-type="float">
            <text:p>651,960355501966</text:p>
          </table:table-cell>
          <table:table-cell table:formula="of:=[.E8]/[.$E$8]" office:value-type="float" office:value="1" calcext:value-type="float">
            <text:p>1</text:p>
          </table:table-cell>
          <table:table-cell table:formula="of:=[.F8]/[.$F$8]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0</text:p>
          </table:table-cell>
          <table:table-cell table:formula="of:=COUNTIF([.$H$26:.$H$466];[.P8])" office:value-type="float" office:value="56" calcext:value-type="float">
            <text:p>56</text:p>
          </table:table-cell>
          <table:table-cell table:style-name="ce3" table:formula="of:=SUMIF([.$H$26:.$H$466];[.P8];[.D31:.D471])" office:value-type="float" office:value="23.0104684829402" calcext:value-type="float">
            <text:p>23,01</text:p>
          </table:table-cell>
          <table:table-cell table:style-name="ce1" office:value-type="float" office:value="57.579914617635" calcext:value-type="float">
            <text:p>57,58</text:p>
          </table:table-cell>
          <table:table-cell table:formula="of:=[.R8]/[.$R$11]" office:value-type="float" office:value="0.10024492799593" calcext:value-type="float">
            <text:p>0,10024492799593</text:p>
          </table:table-cell>
          <table:table-cell table:formula="of:=[.S8]/[.$S$11]" office:value-type="float" office:value="0.08831812261545" calcext:value-type="float">
            <text:p>0,08831812261545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  <table:table-cell office:value-type="string" calcext:value-type="string">
            <text:p>5</text:p>
          </table:table-cell>
          <table:table-cell table:formula="of:=COUNTIF([.$H$26:.$H$466];[.P9])" office:value-type="float" office:value="38" calcext:value-type="float">
            <text:p>38</text:p>
          </table:table-cell>
          <table:table-cell table:style-name="ce3" table:formula="of:=SUMIF([.$H$26:.$H$466];[.P9];[.D32:.D472])" office:value-type="float" office:value="20.0277628867487" calcext:value-type="float">
            <text:p>20,03</text:p>
          </table:table-cell>
          <table:table-cell table:style-name="ce1" office:value-type="float" office:value="48.7826111763113" calcext:value-type="float">
            <text:p>48,78</text:p>
          </table:table-cell>
          <table:table-cell table:formula="of:=[.R9]/[.$R$11]" office:value-type="float" office:value="0.0872507941326858" calcext:value-type="float">
            <text:p>0,0872507941326858</text:p>
          </table:table-cell>
          <table:table-cell table:formula="of:=[.S9]/[.$S$11]" office:value-type="float" office:value="0.0748245054544029" calcext:value-type="float">
            <text:p>0,074824505454402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1"/>
          <table:table-cell office:value-type="string" calcext:value-type="string">
            <text:p>7</text:p>
          </table:table-cell>
          <table:table-cell table:formula="of:=COUNTIF([.$H$26:.$H$466];[.P10])" office:value-type="float" office:value="25" calcext:value-type="float">
            <text:p>25</text:p>
          </table:table-cell>
          <table:table-cell table:style-name="ce3" table:formula="of:=SUMIF([.$H$26:.$H$466];[.P10];[.D33:.D473])" office:value-type="float" office:value="11.8403067273704" calcext:value-type="float">
            <text:p>11,84</text:p>
          </table:table-cell>
          <table:table-cell table:style-name="ce1" office:value-type="float" office:value="56.9250586460131" calcext:value-type="float">
            <text:p>56,93</text:p>
          </table:table-cell>
          <table:table-cell table:formula="of:=[.R10]/[.$R$11]" office:value-type="float" office:value="0.0515822046915277" calcext:value-type="float">
            <text:p>0,0515822046915277</text:p>
          </table:table-cell>
          <table:table-cell table:formula="of:=[.S10]/[.$S$11]" office:value-type="float" office:value="0.0873136812163749" calcext:value-type="float">
            <text:p>0,0873136812163749</text:p>
          </table:table-cell>
        </table:table-row>
        <table:table-row table:style-name="ro1">
          <table:table-cell table:number-columns-repeated="3"/>
          <table:table-cell table:style-name="ce1"/>
          <table:table-cell table:number-columns-repeated="13"/>
          <table:table-cell table:formula="of:=SUM([.R3:.R10])" office:value-type="float" office:value="229.542471055239" calcext:value-type="float">
            <text:p>229,542471055239</text:p>
          </table:table-cell>
          <table:table-cell table:formula="of:=SUM([.S3:.S10])" office:value-type="float" office:value="651.960355501966" calcext:value-type="float">
            <text:p>651,960355501966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  <table:table-cell table:style-name="ce1"/>
          <table:table-cell table:number-columns-repeated="17"/>
        </table:table-row>
        <table:table-row table:style-name="ro1" table:number-rows-repeated="11">
          <table:table-cell table:number-columns-repeated="21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no_var</text:p>
          </table:table-cell>
          <table:table-cell office:value-type="string" calcext:value-type="string">
            <text:p>pc_var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1,23459136199471</text:p>
          </table:table-cell>
          <table:table-cell office:value-type="float" office:value="1.23459136199471" calcext:value-type="float">
            <text:p>1,23459136199471</text:p>
          </table:table-cell>
          <table:table-cell table:formula="of:=SUBSTITUTE(LEFT([.B2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1,23149970519913</text:p>
          </table:table-cell>
          <table:table-cell office:value-type="float" office:value="1.23149970519913" calcext:value-type="float">
            <text:p>1,23149970519913</text:p>
          </table:table-cell>
          <table:table-cell table:formula="of:=SUBSTITUTE(LEFT([.B2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1,08622143910634</text:p>
          </table:table-cell>
          <table:table-cell office:value-type="float" office:value="1.08622143910634" calcext:value-type="float">
            <text:p>1,08622143910634</text:p>
          </table:table-cell>
          <table:table-cell table:formula="of:=SUBSTITUTE(LEFT([.B2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1,05514407986276</text:p>
          </table:table-cell>
          <table:table-cell office:value-type="float" office:value="1.05514407986276" calcext:value-type="float">
            <text:p>1,05514407986276</text:p>
          </table:table-cell>
          <table:table-cell table:formula="of:=SUBSTITUTE(LEFT([.B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1,05514407986276</text:p>
          </table:table-cell>
          <table:table-cell office:value-type="float" office:value="1.05514407986276" calcext:value-type="float">
            <text:p>1,05514407986276</text:p>
          </table:table-cell>
          <table:table-cell table:formula="of:=SUBSTITUTE(LEFT([.B3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1,0549462876352</text:p>
          </table:table-cell>
          <table:table-cell office:value-type="float" office:value="1.0549462876352" calcext:value-type="float">
            <text:p>1,0549462876352</text:p>
          </table:table-cell>
          <table:table-cell table:formula="of:=SUBSTITUTE(LEFT([.B3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style-name="ce2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1,0549462876352</text:p>
          </table:table-cell>
          <table:table-cell office:value-type="float" office:value="1.0549462876352" calcext:value-type="float">
            <text:p>1,0549462876352</text:p>
          </table:table-cell>
          <table:table-cell table:formula="of:=SUBSTITUTE(LEFT([.B3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style-name="ce2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1,03801013220086</text:p>
          </table:table-cell>
          <table:table-cell office:value-type="float" office:value="1.03801013220086" calcext:value-type="float">
            <text:p>1,03801013220086</text:p>
          </table:table-cell>
          <table:table-cell table:formula="of:=SUBSTITUTE(LEFT([.B3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style-name="ce2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1,03171303343068</text:p>
          </table:table-cell>
          <table:table-cell office:value-type="float" office:value="1.03171303343068" calcext:value-type="float">
            <text:p>1,03171303343068</text:p>
          </table:table-cell>
          <table:table-cell table:formula="of:=SUBSTITUTE(LEFT([.B3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style-name="ce2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1,02444620188005</text:p>
          </table:table-cell>
          <table:table-cell office:value-type="float" office:value="1.02444620188005" calcext:value-type="float">
            <text:p>1,02444620188005</text:p>
          </table:table-cell>
          <table:table-cell table:formula="of:=SUBSTITUTE(LEFT([.B3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style-name="ce2"/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983043092320971</text:p>
          </table:table-cell>
          <table:table-cell office:value-type="float" office:value="0.983043092320971" calcext:value-type="float">
            <text:p>0,983043092320971</text:p>
          </table:table-cell>
          <table:table-cell table:formula="of:=SUBSTITUTE(LEFT([.B3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style-name="ce2"/>
          <table:table-cell table:number-columns-repeated="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97281710490614</text:p>
          </table:table-cell>
          <table:table-cell office:value-type="float" office:value="0.97281710490614" calcext:value-type="float">
            <text:p>0,97281710490614</text:p>
          </table:table-cell>
          <table:table-cell table:formula="of:=SUBSTITUTE(LEFT([.B3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style-name="ce2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951661021490255</text:p>
          </table:table-cell>
          <table:table-cell office:value-type="float" office:value="0.951661021490255" calcext:value-type="float">
            <text:p>0,951661021490255</text:p>
          </table:table-cell>
          <table:table-cell table:formula="of:=SUBSTITUTE(LEFT([.B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style-name="ce2"/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951661021490255</text:p>
          </table:table-cell>
          <table:table-cell office:value-type="float" office:value="0.951661021490255" calcext:value-type="float">
            <text:p>0,951661021490255</text:p>
          </table:table-cell>
          <table:table-cell table:formula="of:=SUBSTITUTE(LEFT([.B3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941784873483643</text:p>
          </table:table-cell>
          <table:table-cell office:value-type="float" office:value="0.941784873483643" calcext:value-type="float">
            <text:p>0,941784873483643</text:p>
          </table:table-cell>
          <table:table-cell table:formula="of:=SUBSTITUTE(LEFT([.B4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934247702931872</text:p>
          </table:table-cell>
          <table:table-cell office:value-type="float" office:value="0.934247702931872" calcext:value-type="float">
            <text:p>0,934247702931872</text:p>
          </table:table-cell>
          <table:table-cell table:formula="of:=SUBSTITUTE(LEFT([.B4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1</text:p>
          </table:table-cell>
          <table:table-cell office:value-type="string" calcext:value-type="string">
            <text:p>0,926938650218731</text:p>
          </table:table-cell>
          <table:table-cell office:value-type="float" office:value="0.926938650218731" calcext:value-type="float">
            <text:p>0,926938650218731</text:p>
          </table:table-cell>
          <table:table-cell table:formula="of:=SUBSTITUTE(LEFT([.B4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907227050565948</text:p>
          </table:table-cell>
          <table:table-cell office:value-type="float" office:value="0.907227050565948" calcext:value-type="float">
            <text:p>0,907227050565948</text:p>
          </table:table-cell>
          <table:table-cell table:formula="of:=SUBSTITUTE(LEFT([.B4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883711854849587</text:p>
          </table:table-cell>
          <table:table-cell office:value-type="float" office:value="0.883711854849587" calcext:value-type="float">
            <text:p>0,883711854849587</text:p>
          </table:table-cell>
          <table:table-cell table:formula="of:=SUBSTITUTE(LEFT([.B4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882952883295853</text:p>
          </table:table-cell>
          <table:table-cell office:value-type="float" office:value="0.882952883295853" calcext:value-type="float">
            <text:p>0,882952883295853</text:p>
          </table:table-cell>
          <table:table-cell table:formula="of:=SUBSTITUTE(LEFT([.B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879233653441673</text:p>
          </table:table-cell>
          <table:table-cell office:value-type="float" office:value="0.879233653441673" calcext:value-type="float">
            <text:p>0,879233653441673</text:p>
          </table:table-cell>
          <table:table-cell table:formula="of:=SUBSTITUTE(LEFT([.B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874754657834182</text:p>
          </table:table-cell>
          <table:table-cell office:value-type="float" office:value="0.874754657834182" calcext:value-type="float">
            <text:p>0,874754657834182</text:p>
          </table:table-cell>
          <table:table-cell table:formula="of:=SUBSTITUTE(LEFT([.B4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4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1</text:p>
          </table:table-cell>
          <table:table-cell office:value-type="string" calcext:value-type="string">
            <text:p>0,859415770438143</text:p>
          </table:table-cell>
          <table:table-cell office:value-type="float" office:value="0.859415770438143" calcext:value-type="float">
            <text:p>0,859415770438143</text:p>
          </table:table-cell>
          <table:table-cell table:formula="of:=SUBSTITUTE(LEFT([.B4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858623219580811</text:p>
          </table:table-cell>
          <table:table-cell office:value-type="float" office:value="0.858623219580811" calcext:value-type="float">
            <text:p>0,858623219580811</text:p>
          </table:table-cell>
          <table:table-cell table:formula="of:=SUBSTITUTE(LEFT([.B4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848197819481425</text:p>
          </table:table-cell>
          <table:table-cell office:value-type="float" office:value="0.848197819481425" calcext:value-type="float">
            <text:p>0,848197819481425</text:p>
          </table:table-cell>
          <table:table-cell table:formula="of:=SUBSTITUTE(LEFT([.B5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843372250216192</text:p>
          </table:table-cell>
          <table:table-cell office:value-type="float" office:value="0.843372250216192" calcext:value-type="float">
            <text:p>0,843372250216192</text:p>
          </table:table-cell>
          <table:table-cell table:formula="of:=SUBSTITUTE(LEFT([.B5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843372250216192</text:p>
          </table:table-cell>
          <table:table-cell office:value-type="float" office:value="0.843372250216192" calcext:value-type="float">
            <text:p>0,843372250216192</text:p>
          </table:table-cell>
          <table:table-cell table:formula="of:=SUBSTITUTE(LEFT([.B5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842263050201046</text:p>
          </table:table-cell>
          <table:table-cell office:value-type="float" office:value="0.842263050201046" calcext:value-type="float">
            <text:p>0,842263050201046</text:p>
          </table:table-cell>
          <table:table-cell table:formula="of:=SUBSTITUTE(LEFT([.B5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839412510427557</text:p>
          </table:table-cell>
          <table:table-cell office:value-type="float" office:value="0.839412510427557" calcext:value-type="float">
            <text:p>0,839412510427557</text:p>
          </table:table-cell>
          <table:table-cell table:formula="of:=SUBSTITUTE(LEFT([.B5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827199017265546</text:p>
          </table:table-cell>
          <table:table-cell office:value-type="float" office:value="0.827199017265546" calcext:value-type="float">
            <text:p>0,827199017265546</text:p>
          </table:table-cell>
          <table:table-cell table:formula="of:=SUBSTITUTE(LEFT([.B5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824633572318822</text:p>
          </table:table-cell>
          <table:table-cell office:value-type="float" office:value="0.824633572318822" calcext:value-type="float">
            <text:p>0,824633572318822</text:p>
          </table:table-cell>
          <table:table-cell table:formula="of:=SUBSTITUTE(LEFT([.B5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824633572318822</text:p>
          </table:table-cell>
          <table:table-cell office:value-type="float" office:value="0.824633572318822" calcext:value-type="float">
            <text:p>0,824633572318822</text:p>
          </table:table-cell>
          <table:table-cell table:formula="of:=SUBSTITUTE(LEFT([.B5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824633572318822</text:p>
          </table:table-cell>
          <table:table-cell office:value-type="float" office:value="0.824633572318822" calcext:value-type="float">
            <text:p>0,824633572318822</text:p>
          </table:table-cell>
          <table:table-cell table:formula="of:=SUBSTITUTE(LEFT([.B5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5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824406381540435</text:p>
          </table:table-cell>
          <table:table-cell office:value-type="float" office:value="0.824406381540435" calcext:value-type="float">
            <text:p>0,824406381540435</text:p>
          </table:table-cell>
          <table:table-cell table:formula="of:=SUBSTITUTE(LEFT([.B5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5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817703267976073</text:p>
          </table:table-cell>
          <table:table-cell office:value-type="float" office:value="0.817703267976073" calcext:value-type="float">
            <text:p>0,817703267976073</text:p>
          </table:table-cell>
          <table:table-cell table:formula="of:=SUBSTITUTE(LEFT([.B6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96914497878416</text:p>
          </table:table-cell>
          <table:table-cell office:value-type="float" office:value="0.796914497878416" calcext:value-type="float">
            <text:p>0,796914497878416</text:p>
          </table:table-cell>
          <table:table-cell table:formula="of:=SUBSTITUTE(LEFT([.B6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796914497878416</text:p>
          </table:table-cell>
          <table:table-cell office:value-type="float" office:value="0.796914497878416" calcext:value-type="float">
            <text:p>0,796914497878416</text:p>
          </table:table-cell>
          <table:table-cell table:formula="of:=SUBSTITUTE(LEFT([.B6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796914497878416</text:p>
          </table:table-cell>
          <table:table-cell office:value-type="float" office:value="0.796914497878416" calcext:value-type="float">
            <text:p>0,796914497878416</text:p>
          </table:table-cell>
          <table:table-cell table:formula="of:=SUBSTITUTE(LEFT([.B6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793115789131185</text:p>
          </table:table-cell>
          <table:table-cell office:value-type="float" office:value="0.793115789131185" calcext:value-type="float">
            <text:p>0,793115789131185</text:p>
          </table:table-cell>
          <table:table-cell table:formula="of:=SUBSTITUTE(LEFT([.B6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793115789131185</text:p>
          </table:table-cell>
          <table:table-cell office:value-type="float" office:value="0.793115789131185" calcext:value-type="float">
            <text:p>0,793115789131185</text:p>
          </table:table-cell>
          <table:table-cell table:formula="of:=SUBSTITUTE(LEFT([.B6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792421510366318</text:p>
          </table:table-cell>
          <table:table-cell office:value-type="float" office:value="0.792421510366318" calcext:value-type="float">
            <text:p>0,792421510366318</text:p>
          </table:table-cell>
          <table:table-cell table:formula="of:=SUBSTITUTE(LEFT([.B6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785469130429452</text:p>
          </table:table-cell>
          <table:table-cell office:value-type="float" office:value="0.785469130429452" calcext:value-type="float">
            <text:p>0,785469130429452</text:p>
          </table:table-cell>
          <table:table-cell table:formula="of:=SUBSTITUTE(LEFT([.B6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6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784247375263883</text:p>
          </table:table-cell>
          <table:table-cell office:value-type="float" office:value="0.784247375263883" calcext:value-type="float">
            <text:p>0,784247375263883</text:p>
          </table:table-cell>
          <table:table-cell table:formula="of:=SUBSTITUTE(LEFT([.B6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779284230602096</text:p>
          </table:table-cell>
          <table:table-cell office:value-type="float" office:value="0.779284230602096" calcext:value-type="float">
            <text:p>0,779284230602096</text:p>
          </table:table-cell>
          <table:table-cell table:formula="of:=SUBSTITUTE(LEFT([.B6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6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79191791714987</text:p>
          </table:table-cell>
          <table:table-cell office:value-type="float" office:value="0.779191791714987" calcext:value-type="float">
            <text:p>0,779191791714987</text:p>
          </table:table-cell>
          <table:table-cell table:formula="of:=SUBSTITUTE(LEFT([.B7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76281257728607</text:p>
          </table:table-cell>
          <table:table-cell office:value-type="float" office:value="0.776281257728607" calcext:value-type="float">
            <text:p>0,776281257728607</text:p>
          </table:table-cell>
          <table:table-cell table:formula="of:=SUBSTITUTE(LEFT([.B7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776281257728607</text:p>
          </table:table-cell>
          <table:table-cell office:value-type="float" office:value="0.776281257728607" calcext:value-type="float">
            <text:p>0,776281257728607</text:p>
          </table:table-cell>
          <table:table-cell table:formula="of:=SUBSTITUTE(LEFT([.B7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773334467646499</text:p>
          </table:table-cell>
          <table:table-cell office:value-type="float" office:value="0.773334467646499" calcext:value-type="float">
            <text:p>0,773334467646499</text:p>
          </table:table-cell>
          <table:table-cell table:formula="of:=SUBSTITUTE(LEFT([.B7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64197475639532</text:p>
          </table:table-cell>
          <table:table-cell office:value-type="float" office:value="0.764197475639532" calcext:value-type="float">
            <text:p>0,764197475639532</text:p>
          </table:table-cell>
          <table:table-cell table:formula="of:=SUBSTITUTE(LEFT([.B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764197475639532</text:p>
          </table:table-cell>
          <table:table-cell office:value-type="float" office:value="0.764197475639532" calcext:value-type="float">
            <text:p>0,764197475639532</text:p>
          </table:table-cell>
          <table:table-cell table:formula="of:=SUBSTITUTE(LEFT([.B7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764197475639532</text:p>
          </table:table-cell>
          <table:table-cell office:value-type="float" office:value="0.764197475639532" calcext:value-type="float">
            <text:p>0,764197475639532</text:p>
          </table:table-cell>
          <table:table-cell table:formula="of:=SUBSTITUTE(LEFT([.B7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764197475639532</text:p>
          </table:table-cell>
          <table:table-cell office:value-type="float" office:value="0.764197475639532" calcext:value-type="float">
            <text:p>0,764197475639532</text:p>
          </table:table-cell>
          <table:table-cell table:formula="of:=SUBSTITUTE(LEFT([.B7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761436831722523</text:p>
          </table:table-cell>
          <table:table-cell office:value-type="float" office:value="0.761436831722523" calcext:value-type="float">
            <text:p>0,761436831722523</text:p>
          </table:table-cell>
          <table:table-cell table:formula="of:=SUBSTITUTE(LEFT([.B7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7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760481373417953</text:p>
          </table:table-cell>
          <table:table-cell office:value-type="float" office:value="0.760481373417953" calcext:value-type="float">
            <text:p>0,760481373417953</text:p>
          </table:table-cell>
          <table:table-cell table:formula="of:=SUBSTITUTE(LEFT([.B7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7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59703297724656</text:p>
          </table:table-cell>
          <table:table-cell office:value-type="float" office:value="0.759703297724656" calcext:value-type="float">
            <text:p>0,759703297724656</text:p>
          </table:table-cell>
          <table:table-cell table:formula="of:=SUBSTITUTE(LEFT([.B8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5658973699445</text:p>
          </table:table-cell>
          <table:table-cell office:value-type="float" office:value="0.75658973699445" calcext:value-type="float">
            <text:p>0,75658973699445</text:p>
          </table:table-cell>
          <table:table-cell table:formula="of:=SUBSTITUTE(LEFT([.B8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75658973699445</text:p>
          </table:table-cell>
          <table:table-cell office:value-type="float" office:value="0.75658973699445" calcext:value-type="float">
            <text:p>0,75658973699445</text:p>
          </table:table-cell>
          <table:table-cell table:formula="of:=SUBSTITUTE(LEFT([.B8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75634042496743</text:p>
          </table:table-cell>
          <table:table-cell office:value-type="float" office:value="0.75634042496743" calcext:value-type="float">
            <text:p>0,75634042496743</text:p>
          </table:table-cell>
          <table:table-cell table:formula="of:=SUBSTITUTE(LEFT([.B8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75515335254217</text:p>
          </table:table-cell>
          <table:table-cell office:value-type="float" office:value="0.75515335254217" calcext:value-type="float">
            <text:p>0,75515335254217</text:p>
          </table:table-cell>
          <table:table-cell table:formula="of:=SUBSTITUTE(LEFT([.B8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54914058538084</text:p>
          </table:table-cell>
          <table:table-cell office:value-type="float" office:value="0.754914058538084" calcext:value-type="float">
            <text:p>0,754914058538084</text:p>
          </table:table-cell>
          <table:table-cell table:formula="of:=SUBSTITUTE(LEFT([.B8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752471931969272</text:p>
          </table:table-cell>
          <table:table-cell office:value-type="float" office:value="0.752471931969272" calcext:value-type="float">
            <text:p>0,752471931969272</text:p>
          </table:table-cell>
          <table:table-cell table:formula="of:=SUBSTITUTE(LEFT([.B8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751774455644188</text:p>
          </table:table-cell>
          <table:table-cell office:value-type="float" office:value="0.751774455644188" calcext:value-type="float">
            <text:p>0,751774455644188</text:p>
          </table:table-cell>
          <table:table-cell table:formula="of:=SUBSTITUTE(LEFT([.B8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8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50534050089605</text:p>
          </table:table-cell>
          <table:table-cell office:value-type="float" office:value="0.750534050089605" calcext:value-type="float">
            <text:p>0,750534050089605</text:p>
          </table:table-cell>
          <table:table-cell table:formula="of:=SUBSTITUTE(LEFT([.B8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749512076927407</text:p>
          </table:table-cell>
          <table:table-cell office:value-type="float" office:value="0.749512076927407" calcext:value-type="float">
            <text:p>0,749512076927407</text:p>
          </table:table-cell>
          <table:table-cell table:formula="of:=SUBSTITUTE(LEFT([.B8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8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748808654102357</text:p>
          </table:table-cell>
          <table:table-cell office:value-type="float" office:value="0.748808654102357" calcext:value-type="float">
            <text:p>0,748808654102357</text:p>
          </table:table-cell>
          <table:table-cell table:formula="of:=SUBSTITUTE(LEFT([.B9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48303651305035</text:p>
          </table:table-cell>
          <table:table-cell office:value-type="float" office:value="0.748303651305035" calcext:value-type="float">
            <text:p>0,748303651305035</text:p>
          </table:table-cell>
          <table:table-cell table:formula="of:=SUBSTITUTE(LEFT([.B9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746761133453041</text:p>
          </table:table-cell>
          <table:table-cell office:value-type="float" office:value="0.746761133453041" calcext:value-type="float">
            <text:p>0,746761133453041</text:p>
          </table:table-cell>
          <table:table-cell table:formula="of:=SUBSTITUTE(LEFT([.B9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746761133453041</text:p>
          </table:table-cell>
          <table:table-cell office:value-type="float" office:value="0.746761133453041" calcext:value-type="float">
            <text:p>0,746761133453041</text:p>
          </table:table-cell>
          <table:table-cell table:formula="of:=SUBSTITUTE(LEFT([.B9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745833114912692</text:p>
          </table:table-cell>
          <table:table-cell office:value-type="float" office:value="0.745833114912692" calcext:value-type="float">
            <text:p>0,745833114912692</text:p>
          </table:table-cell>
          <table:table-cell table:formula="of:=SUBSTITUTE(LEFT([.B9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745437502097745</text:p>
          </table:table-cell>
          <table:table-cell office:value-type="float" office:value="0.745437502097745" calcext:value-type="float">
            <text:p>0,745437502097745</text:p>
          </table:table-cell>
          <table:table-cell table:formula="of:=SUBSTITUTE(LEFT([.B9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743764874625188</text:p>
          </table:table-cell>
          <table:table-cell office:value-type="float" office:value="0.743764874625188" calcext:value-type="float">
            <text:p>0,743764874625188</text:p>
          </table:table-cell>
          <table:table-cell table:formula="of:=SUBSTITUTE(LEFT([.B9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9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737976673799839</text:p>
          </table:table-cell>
          <table:table-cell office:value-type="float" office:value="0.737976673799839" calcext:value-type="float">
            <text:p>0,737976673799839</text:p>
          </table:table-cell>
          <table:table-cell table:formula="of:=SUBSTITUTE(LEFT([.B9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737976673799839</text:p>
          </table:table-cell>
          <table:table-cell office:value-type="float" office:value="0.737976673799839" calcext:value-type="float">
            <text:p>0,737976673799839</text:p>
          </table:table-cell>
          <table:table-cell table:formula="of:=SUBSTITUTE(LEFT([.B9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737877220527258</text:p>
          </table:table-cell>
          <table:table-cell office:value-type="float" office:value="0.737877220527258" calcext:value-type="float">
            <text:p>0,737877220527258</text:p>
          </table:table-cell>
          <table:table-cell table:formula="of:=SUBSTITUTE(LEFT([.B9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9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736524219605481</text:p>
          </table:table-cell>
          <table:table-cell office:value-type="float" office:value="0.736524219605481" calcext:value-type="float">
            <text:p>0,736524219605481</text:p>
          </table:table-cell>
          <table:table-cell table:formula="of:=SUBSTITUTE(LEFT([.B10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733597007149745</text:p>
          </table:table-cell>
          <table:table-cell office:value-type="float" office:value="0.733597007149745" calcext:value-type="float">
            <text:p>0,733597007149745</text:p>
          </table:table-cell>
          <table:table-cell table:formula="of:=SUBSTITUTE(LEFT([.B10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732721536085081</text:p>
          </table:table-cell>
          <table:table-cell office:value-type="float" office:value="0.732721536085081" calcext:value-type="float">
            <text:p>0,732721536085081</text:p>
          </table:table-cell>
          <table:table-cell table:formula="of:=SUBSTITUTE(LEFT([.B10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732721536085081</text:p>
          </table:table-cell>
          <table:table-cell office:value-type="float" office:value="0.732721536085081" calcext:value-type="float">
            <text:p>0,732721536085081</text:p>
          </table:table-cell>
          <table:table-cell table:formula="of:=SUBSTITUTE(LEFT([.B10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724721771400286</text:p>
          </table:table-cell>
          <table:table-cell office:value-type="float" office:value="0.724721771400286" calcext:value-type="float">
            <text:p>0,724721771400286</text:p>
          </table:table-cell>
          <table:table-cell table:formula="of:=SUBSTITUTE(LEFT([.B10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724561167733583</text:p>
          </table:table-cell>
          <table:table-cell office:value-type="float" office:value="0.724561167733583" calcext:value-type="float">
            <text:p>0,724561167733583</text:p>
          </table:table-cell>
          <table:table-cell table:formula="of:=SUBSTITUTE(LEFT([.B10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720476228763021</text:p>
          </table:table-cell>
          <table:table-cell office:value-type="float" office:value="0.720476228763021" calcext:value-type="float">
            <text:p>0,720476228763021</text:p>
          </table:table-cell>
          <table:table-cell table:formula="of:=SUBSTITUTE(LEFT([.B10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719221088220924</text:p>
          </table:table-cell>
          <table:table-cell office:value-type="float" office:value="0.719221088220924" calcext:value-type="float">
            <text:p>0,719221088220924</text:p>
          </table:table-cell>
          <table:table-cell table:formula="of:=SUBSTITUTE(LEFT([.B10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718039939161031</text:p>
          </table:table-cell>
          <table:table-cell office:value-type="float" office:value="0.718039939161031" calcext:value-type="float">
            <text:p>0,718039939161031</text:p>
          </table:table-cell>
          <table:table-cell table:formula="of:=SUBSTITUTE(LEFT([.B10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0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714481506206999</text:p>
          </table:table-cell>
          <table:table-cell office:value-type="float" office:value="0.714481506206999" calcext:value-type="float">
            <text:p>0,714481506206999</text:p>
          </table:table-cell>
          <table:table-cell table:formula="of:=SUBSTITUTE(LEFT([.B10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0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71203964325009</text:p>
          </table:table-cell>
          <table:table-cell office:value-type="float" office:value="0.71203964325009" calcext:value-type="float">
            <text:p>0,71203964325009</text:p>
          </table:table-cell>
          <table:table-cell table:formula="of:=SUBSTITUTE(LEFT([.B11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1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11856505015146</text:p>
          </table:table-cell>
          <table:table-cell office:value-type="float" office:value="0.711856505015146" calcext:value-type="float">
            <text:p>0,711856505015146</text:p>
          </table:table-cell>
          <table:table-cell table:formula="of:=SUBSTITUTE(LEFT([.B11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711499774902407</text:p>
          </table:table-cell>
          <table:table-cell office:value-type="float" office:value="0.711499774902407" calcext:value-type="float">
            <text:p>0,711499774902407</text:p>
          </table:table-cell>
          <table:table-cell table:formula="of:=SUBSTITUTE(LEFT([.B11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0,708384203190727</text:p>
          </table:table-cell>
          <table:table-cell office:value-type="float" office:value="0.708384203190727" calcext:value-type="float">
            <text:p>0,708384203190727</text:p>
          </table:table-cell>
          <table:table-cell table:formula="of:=SUBSTITUTE(LEFT([.B11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1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0,708384203190727</text:p>
          </table:table-cell>
          <table:table-cell office:value-type="float" office:value="0.708384203190727" calcext:value-type="float">
            <text:p>0,708384203190727</text:p>
          </table:table-cell>
          <table:table-cell table:formula="of:=SUBSTITUTE(LEFT([.B11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1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707183038451434</text:p>
          </table:table-cell>
          <table:table-cell office:value-type="float" office:value="0.707183038451434" calcext:value-type="float">
            <text:p>0,707183038451434</text:p>
          </table:table-cell>
          <table:table-cell table:formula="of:=SUBSTITUTE(LEFT([.B11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707127004282918</text:p>
          </table:table-cell>
          <table:table-cell office:value-type="float" office:value="0.707127004282918" calcext:value-type="float">
            <text:p>0,707127004282918</text:p>
          </table:table-cell>
          <table:table-cell table:formula="of:=SUBSTITUTE(LEFT([.B11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707127004282918</text:p>
          </table:table-cell>
          <table:table-cell office:value-type="float" office:value="0.707127004282918" calcext:value-type="float">
            <text:p>0,707127004282918</text:p>
          </table:table-cell>
          <table:table-cell table:formula="of:=SUBSTITUTE(LEFT([.B11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706851732796949</text:p>
          </table:table-cell>
          <table:table-cell office:value-type="float" office:value="0.706851732796949" calcext:value-type="float">
            <text:p>0,706851732796949</text:p>
          </table:table-cell>
          <table:table-cell table:formula="of:=SUBSTITUTE(LEFT([.B11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1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706602069056122</text:p>
          </table:table-cell>
          <table:table-cell office:value-type="float" office:value="0.706602069056122" calcext:value-type="float">
            <text:p>0,706602069056122</text:p>
          </table:table-cell>
          <table:table-cell table:formula="of:=SUBSTITUTE(LEFT([.B11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1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70345030227238</text:p>
          </table:table-cell>
          <table:table-cell office:value-type="float" office:value="0.70345030227238" calcext:value-type="float">
            <text:p>0,70345030227238</text:p>
          </table:table-cell>
          <table:table-cell table:formula="of:=SUBSTITUTE(LEFT([.B12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696384604459681</text:p>
          </table:table-cell>
          <table:table-cell office:value-type="float" office:value="0.696384604459681" calcext:value-type="float">
            <text:p>0,696384604459681</text:p>
          </table:table-cell>
          <table:table-cell table:formula="of:=SUBSTITUTE(LEFT([.B12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695286852223625</text:p>
          </table:table-cell>
          <table:table-cell office:value-type="float" office:value="0.695286852223625" calcext:value-type="float">
            <text:p>0,695286852223625</text:p>
          </table:table-cell>
          <table:table-cell table:formula="of:=SUBSTITUTE(LEFT([.B12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695218642501059</text:p>
          </table:table-cell>
          <table:table-cell office:value-type="float" office:value="0.695218642501059" calcext:value-type="float">
            <text:p>0,695218642501059</text:p>
          </table:table-cell>
          <table:table-cell table:formula="of:=SUBSTITUTE(LEFT([.B12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695218642501059</text:p>
          </table:table-cell>
          <table:table-cell office:value-type="float" office:value="0.695218642501059" calcext:value-type="float">
            <text:p>0,695218642501059</text:p>
          </table:table-cell>
          <table:table-cell table:formula="of:=SUBSTITUTE(LEFT([.B12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695218642501059</text:p>
          </table:table-cell>
          <table:table-cell office:value-type="float" office:value="0.695218642501059" calcext:value-type="float">
            <text:p>0,695218642501059</text:p>
          </table:table-cell>
          <table:table-cell table:formula="of:=SUBSTITUTE(LEFT([.B12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0,687897129436533</text:p>
          </table:table-cell>
          <table:table-cell office:value-type="float" office:value="0.687897129436533" calcext:value-type="float">
            <text:p>0,687897129436533</text:p>
          </table:table-cell>
          <table:table-cell table:formula="of:=SUBSTITUTE(LEFT([.B12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2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0,687897129436533</text:p>
          </table:table-cell>
          <table:table-cell office:value-type="float" office:value="0.687897129436533" calcext:value-type="float">
            <text:p>0,687897129436533</text:p>
          </table:table-cell>
          <table:table-cell table:formula="of:=SUBSTITUTE(LEFT([.B12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2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0,686738639088671</text:p>
          </table:table-cell>
          <table:table-cell office:value-type="float" office:value="0.686738639088671" calcext:value-type="float">
            <text:p>0,686738639088671</text:p>
          </table:table-cell>
          <table:table-cell table:formula="of:=SUBSTITUTE(LEFT([.B12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2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686385741672258</text:p>
          </table:table-cell>
          <table:table-cell office:value-type="float" office:value="0.686385741672258" calcext:value-type="float">
            <text:p>0,686385741672258</text:p>
          </table:table-cell>
          <table:table-cell table:formula="of:=SUBSTITUTE(LEFT([.B12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2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679562439926047</text:p>
          </table:table-cell>
          <table:table-cell office:value-type="float" office:value="0.679562439926047" calcext:value-type="float">
            <text:p>0,679562439926047</text:p>
          </table:table-cell>
          <table:table-cell table:formula="of:=SUBSTITUTE(LEFT([.B13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679562439926047</text:p>
          </table:table-cell>
          <table:table-cell office:value-type="float" office:value="0.679562439926047" calcext:value-type="float">
            <text:p>0,679562439926047</text:p>
          </table:table-cell>
          <table:table-cell table:formula="of:=SUBSTITUTE(LEFT([.B13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679315397257118</text:p>
          </table:table-cell>
          <table:table-cell office:value-type="float" office:value="0.679315397257118" calcext:value-type="float">
            <text:p>0,679315397257118</text:p>
          </table:table-cell>
          <table:table-cell table:formula="of:=SUBSTITUTE(LEFT([.B13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3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679315397257118</text:p>
          </table:table-cell>
          <table:table-cell office:value-type="float" office:value="0.679315397257118" calcext:value-type="float">
            <text:p>0,679315397257118</text:p>
          </table:table-cell>
          <table:table-cell table:formula="of:=SUBSTITUTE(LEFT([.B13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3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679315397257118</text:p>
          </table:table-cell>
          <table:table-cell office:value-type="float" office:value="0.679315397257118" calcext:value-type="float">
            <text:p>0,679315397257118</text:p>
          </table:table-cell>
          <table:table-cell table:formula="of:=SUBSTITUTE(LEFT([.B13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3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679315397257118</text:p>
          </table:table-cell>
          <table:table-cell office:value-type="float" office:value="0.679315397257118" calcext:value-type="float">
            <text:p>0,679315397257118</text:p>
          </table:table-cell>
          <table:table-cell table:formula="of:=SUBSTITUTE(LEFT([.B13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3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7</text:p>
          </table:table-cell>
          <table:table-cell office:value-type="string" calcext:value-type="string">
            <text:p>0,677370255029115</text:p>
          </table:table-cell>
          <table:table-cell office:value-type="float" office:value="0.677370255029115" calcext:value-type="float">
            <text:p>0,677370255029115</text:p>
          </table:table-cell>
          <table:table-cell table:formula="of:=SUBSTITUTE(LEFT([.B13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3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675040824624689</text:p>
          </table:table-cell>
          <table:table-cell office:value-type="float" office:value="0.675040824624689" calcext:value-type="float">
            <text:p>0,675040824624689</text:p>
          </table:table-cell>
          <table:table-cell table:formula="of:=SUBSTITUTE(LEFT([.B13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675040824624689</text:p>
          </table:table-cell>
          <table:table-cell office:value-type="float" office:value="0.675040824624689" calcext:value-type="float">
            <text:p>0,675040824624689</text:p>
          </table:table-cell>
          <table:table-cell table:formula="of:=SUBSTITUTE(LEFT([.B1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673973916663208</text:p>
          </table:table-cell>
          <table:table-cell office:value-type="float" office:value="0.673973916663208" calcext:value-type="float">
            <text:p>0,673973916663208</text:p>
          </table:table-cell>
          <table:table-cell table:formula="of:=SUBSTITUTE(LEFT([.B13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3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672984172827456</text:p>
          </table:table-cell>
          <table:table-cell office:value-type="float" office:value="0.672984172827456" calcext:value-type="float">
            <text:p>0,672984172827456</text:p>
          </table:table-cell>
          <table:table-cell table:formula="of:=SUBSTITUTE(LEFT([.B14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670634045980964</text:p>
          </table:table-cell>
          <table:table-cell office:value-type="float" office:value="0.670634045980964" calcext:value-type="float">
            <text:p>0,670634045980964</text:p>
          </table:table-cell>
          <table:table-cell table:formula="of:=SUBSTITUTE(LEFT([.B14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667433314866152</text:p>
          </table:table-cell>
          <table:table-cell office:value-type="float" office:value="0.667433314866152" calcext:value-type="float">
            <text:p>0,667433314866152</text:p>
          </table:table-cell>
          <table:table-cell table:formula="of:=SUBSTITUTE(LEFT([.B14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4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0,666641687991864</text:p>
          </table:table-cell>
          <table:table-cell office:value-type="float" office:value="0.666641687991864" calcext:value-type="float">
            <text:p>0,666641687991864</text:p>
          </table:table-cell>
          <table:table-cell table:formula="of:=SUBSTITUTE(LEFT([.B14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4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0,666641687991864</text:p>
          </table:table-cell>
          <table:table-cell office:value-type="float" office:value="0.666641687991864" calcext:value-type="float">
            <text:p>0,666641687991864</text:p>
          </table:table-cell>
          <table:table-cell table:formula="of:=SUBSTITUTE(LEFT([.B14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4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657551202993521</text:p>
          </table:table-cell>
          <table:table-cell office:value-type="float" office:value="0.657551202993521" calcext:value-type="float">
            <text:p>0,657551202993521</text:p>
          </table:table-cell>
          <table:table-cell table:formula="of:=SUBSTITUTE(LEFT([.B1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655456682979585</text:p>
          </table:table-cell>
          <table:table-cell office:value-type="float" office:value="0.655456682979585" calcext:value-type="float">
            <text:p>0,655456682979585</text:p>
          </table:table-cell>
          <table:table-cell table:formula="of:=SUBSTITUTE(LEFT([.B1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635938064723763</text:p>
          </table:table-cell>
          <table:table-cell office:value-type="float" office:value="0.635938064723763" calcext:value-type="float">
            <text:p>0,635938064723763</text:p>
          </table:table-cell>
          <table:table-cell table:formula="of:=SUBSTITUTE(LEFT([.B14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4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624881690778707</text:p>
          </table:table-cell>
          <table:table-cell office:value-type="float" office:value="0.624881690778707" calcext:value-type="float">
            <text:p>0,624881690778707</text:p>
          </table:table-cell>
          <table:table-cell table:formula="of:=SUBSTITUTE(LEFT([.B14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4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604576758490321</text:p>
          </table:table-cell>
          <table:table-cell office:value-type="float" office:value="0.604576758490321" calcext:value-type="float">
            <text:p>0,604576758490321</text:p>
          </table:table-cell>
          <table:table-cell table:formula="of:=SUBSTITUTE(LEFT([.B14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49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602947092961412</text:p>
          </table:table-cell>
          <table:table-cell office:value-type="float" office:value="0.602947092961412" calcext:value-type="float">
            <text:p>0,602947092961412</text:p>
          </table:table-cell>
          <table:table-cell table:formula="of:=SUBSTITUTE(LEFT([.B15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5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591951968645992</text:p>
          </table:table-cell>
          <table:table-cell office:value-type="float" office:value="0.591951968645992" calcext:value-type="float">
            <text:p>0,591951968645992</text:p>
          </table:table-cell>
          <table:table-cell table:formula="of:=SUBSTITUTE(LEFT([.B15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5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7</text:p>
          </table:table-cell>
          <table:table-cell office:value-type="string" calcext:value-type="string">
            <text:p>0,585063627836495</text:p>
          </table:table-cell>
          <table:table-cell office:value-type="float" office:value="0.585063627836495" calcext:value-type="float">
            <text:p>0,585063627836495</text:p>
          </table:table-cell>
          <table:table-cell table:formula="of:=SUBSTITUTE(LEFT([.B15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52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578306240491036</text:p>
          </table:table-cell>
          <table:table-cell office:value-type="float" office:value="0.578306240491036" calcext:value-type="float">
            <text:p>0,578306240491036</text:p>
          </table:table-cell>
          <table:table-cell table:formula="of:=SUBSTITUTE(LEFT([.B15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5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577622488783672</text:p>
          </table:table-cell>
          <table:table-cell office:value-type="float" office:value="0.577622488783672" calcext:value-type="float">
            <text:p>0,577622488783672</text:p>
          </table:table-cell>
          <table:table-cell table:formula="of:=SUBSTITUTE(LEFT([.B15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5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562474101645318</text:p>
          </table:table-cell>
          <table:table-cell office:value-type="float" office:value="0.562474101645318" calcext:value-type="float">
            <text:p>0,562474101645318</text:p>
          </table:table-cell>
          <table:table-cell table:formula="of:=SUBSTITUTE(LEFT([.B15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5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15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5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15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5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15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5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15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59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0,561017601028617</text:p>
          </table:table-cell>
          <table:table-cell office:value-type="float" office:value="0.561017601028617" calcext:value-type="float">
            <text:p>0,561017601028617</text:p>
          </table:table-cell>
          <table:table-cell table:formula="of:=SUBSTITUTE(LEFT([.B16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60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0,552230335030677</text:p>
          </table:table-cell>
          <table:table-cell office:value-type="float" office:value="0.552230335030677" calcext:value-type="float">
            <text:p>0,552230335030677</text:p>
          </table:table-cell>
          <table:table-cell table:formula="of:=SUBSTITUTE(LEFT([.B16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6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544499278475004</text:p>
          </table:table-cell>
          <table:table-cell office:value-type="float" office:value="0.544499278475004" calcext:value-type="float">
            <text:p>0,544499278475004</text:p>
          </table:table-cell>
          <table:table-cell table:formula="of:=SUBSTITUTE(LEFT([.B16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6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d_5</text:p>
          </table:table-cell>
          <table:table-cell office:value-type="string" calcext:value-type="string">
            <text:p>0,53172797674164</text:p>
          </table:table-cell>
          <table:table-cell office:value-type="float" office:value="0.53172797674164" calcext:value-type="float">
            <text:p>0,53172797674164</text:p>
          </table:table-cell>
          <table:table-cell table:formula="of:=SUBSTITUTE(LEFT([.B16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6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52888546521049</text:p>
          </table:table-cell>
          <table:table-cell office:value-type="float" office:value="0.52888546521049" calcext:value-type="float">
            <text:p>0,52888546521049</text:p>
          </table:table-cell>
          <table:table-cell table:formula="of:=SUBSTITUTE(LEFT([.B16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6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x_5</text:p>
          </table:table-cell>
          <table:table-cell office:value-type="string" calcext:value-type="string">
            <text:p>0,522346033150085</text:p>
          </table:table-cell>
          <table:table-cell office:value-type="float" office:value="0.522346033150085" calcext:value-type="float">
            <text:p>0,522346033150085</text:p>
          </table:table-cell>
          <table:table-cell table:formula="of:=SUBSTITUTE(LEFT([.B16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6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tq_7</text:p>
          </table:table-cell>
          <table:table-cell office:value-type="string" calcext:value-type="string">
            <text:p>0,516780911329127</text:p>
          </table:table-cell>
          <table:table-cell office:value-type="float" office:value="0.516780911329127" calcext:value-type="float">
            <text:p>0,516780911329127</text:p>
          </table:table-cell>
          <table:table-cell table:formula="of:=SUBSTITUTE(LEFT([.B166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16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51238012510107</text:p>
          </table:table-cell>
          <table:table-cell office:value-type="float" office:value="0.51238012510107" calcext:value-type="float">
            <text:p>0,51238012510107</text:p>
          </table:table-cell>
          <table:table-cell table:formula="of:=SUBSTITUTE(LEFT([.B16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6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51238012510107</text:p>
          </table:table-cell>
          <table:table-cell office:value-type="float" office:value="0.51238012510107" calcext:value-type="float">
            <text:p>0,51238012510107</text:p>
          </table:table-cell>
          <table:table-cell table:formula="of:=SUBSTITUTE(LEFT([.B16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6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507278878348434</text:p>
          </table:table-cell>
          <table:table-cell office:value-type="float" office:value="0.507278878348434" calcext:value-type="float">
            <text:p>0,507278878348434</text:p>
          </table:table-cell>
          <table:table-cell table:formula="of:=SUBSTITUTE(LEFT([.B16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16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506653322914337</text:p>
          </table:table-cell>
          <table:table-cell office:value-type="float" office:value="0.506653322914337" calcext:value-type="float">
            <text:p>0,506653322914337</text:p>
          </table:table-cell>
          <table:table-cell table:formula="of:=SUBSTITUTE(LEFT([.B17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505587855696352</text:p>
          </table:table-cell>
          <table:table-cell office:value-type="float" office:value="0.505587855696352" calcext:value-type="float">
            <text:p>0,505587855696352</text:p>
          </table:table-cell>
          <table:table-cell table:formula="of:=SUBSTITUTE(LEFT([.B17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503670605205327</text:p>
          </table:table-cell>
          <table:table-cell office:value-type="float" office:value="0.503670605205327" calcext:value-type="float">
            <text:p>0,503670605205327</text:p>
          </table:table-cell>
          <table:table-cell table:formula="of:=SUBSTITUTE(LEFT([.B17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7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x_9</text:p>
          </table:table-cell>
          <table:table-cell office:value-type="string" calcext:value-type="string">
            <text:p>0,503237680885072</text:p>
          </table:table-cell>
          <table:table-cell office:value-type="float" office:value="0.503237680885072" calcext:value-type="float">
            <text:p>0,503237680885072</text:p>
          </table:table-cell>
          <table:table-cell table:formula="of:=SUBSTITUTE(LEFT([.B17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17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500014505857758</text:p>
          </table:table-cell>
          <table:table-cell office:value-type="float" office:value="0.500014505857758" calcext:value-type="float">
            <text:p>0,500014505857758</text:p>
          </table:table-cell>
          <table:table-cell table:formula="of:=SUBSTITUTE(LEFT([.B1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499896157993679</text:p>
          </table:table-cell>
          <table:table-cell office:value-type="float" office:value="0.499896157993679" calcext:value-type="float">
            <text:p>0,499896157993679</text:p>
          </table:table-cell>
          <table:table-cell table:formula="of:=SUBSTITUTE(LEFT([.B17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498949038639772</text:p>
          </table:table-cell>
          <table:table-cell office:value-type="float" office:value="0.498949038639772" calcext:value-type="float">
            <text:p>0,498949038639772</text:p>
          </table:table-cell>
          <table:table-cell table:formula="of:=SUBSTITUTE(LEFT([.B17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498949038639772</text:p>
          </table:table-cell>
          <table:table-cell office:value-type="float" office:value="0.498949038639772" calcext:value-type="float">
            <text:p>0,498949038639772</text:p>
          </table:table-cell>
          <table:table-cell table:formula="of:=SUBSTITUTE(LEFT([.B17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498949038639772</text:p>
          </table:table-cell>
          <table:table-cell office:value-type="float" office:value="0.498949038639772" calcext:value-type="float">
            <text:p>0,498949038639772</text:p>
          </table:table-cell>
          <table:table-cell table:formula="of:=SUBSTITUTE(LEFT([.B17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498119817816603</text:p>
          </table:table-cell>
          <table:table-cell office:value-type="float" office:value="0.498119817816603" calcext:value-type="float">
            <text:p>0,498119817816603</text:p>
          </table:table-cell>
          <table:table-cell table:formula="of:=SUBSTITUTE(LEFT([.B17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7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94586321364095</text:p>
          </table:table-cell>
          <table:table-cell office:value-type="float" office:value="0.494586321364095" calcext:value-type="float">
            <text:p>0,494586321364095</text:p>
          </table:table-cell>
          <table:table-cell table:formula="of:=SUBSTITUTE(LEFT([.B18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8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487288727991097</text:p>
          </table:table-cell>
          <table:table-cell office:value-type="float" office:value="0.487288727991097" calcext:value-type="float">
            <text:p>0,487288727991097</text:p>
          </table:table-cell>
          <table:table-cell table:formula="of:=SUBSTITUTE(LEFT([.B18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8543012817417</text:p>
          </table:table-cell>
          <table:table-cell office:value-type="float" office:value="0.48543012817417" calcext:value-type="float">
            <text:p>0,48543012817417</text:p>
          </table:table-cell>
          <table:table-cell table:formula="of:=SUBSTITUTE(LEFT([.B18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8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rg_3</text:p>
          </table:table-cell>
          <table:table-cell office:value-type="string" calcext:value-type="string">
            <text:p>0,483607583739017</text:p>
          </table:table-cell>
          <table:table-cell office:value-type="float" office:value="0.483607583739017" calcext:value-type="float">
            <text:p>0,483607583739017</text:p>
          </table:table-cell>
          <table:table-cell table:formula="of:=SUBSTITUTE(LEFT([.B183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8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482711235772168</text:p>
          </table:table-cell>
          <table:table-cell office:value-type="float" office:value="0.482711235772168" calcext:value-type="float">
            <text:p>0,482711235772168</text:p>
          </table:table-cell>
          <table:table-cell table:formula="of:=SUBSTITUTE(LEFT([.B18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4802948112953</text:p>
          </table:table-cell>
          <table:table-cell office:value-type="float" office:value="0.4802948112953" calcext:value-type="float">
            <text:p>0,4802948112953</text:p>
          </table:table-cell>
          <table:table-cell table:formula="of:=SUBSTITUTE(LEFT([.B18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479974606264856</text:p>
          </table:table-cell>
          <table:table-cell office:value-type="float" office:value="0.479974606264856" calcext:value-type="float">
            <text:p>0,479974606264856</text:p>
          </table:table-cell>
          <table:table-cell table:formula="of:=SUBSTITUTE(LEFT([.B18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76013572768777</text:p>
          </table:table-cell>
          <table:table-cell office:value-type="float" office:value="0.476013572768777" calcext:value-type="float">
            <text:p>0,476013572768777</text:p>
          </table:table-cell>
          <table:table-cell table:formula="of:=SUBSTITUTE(LEFT([.B18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8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474762682718553</text:p>
          </table:table-cell>
          <table:table-cell office:value-type="float" office:value="0.474762682718553" calcext:value-type="float">
            <text:p>0,474762682718553</text:p>
          </table:table-cell>
          <table:table-cell table:formula="of:=SUBSTITUTE(LEFT([.B18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8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74205271030331</text:p>
          </table:table-cell>
          <table:table-cell office:value-type="float" office:value="0.474205271030331" calcext:value-type="float">
            <text:p>0,474205271030331</text:p>
          </table:table-cell>
          <table:table-cell table:formula="of:=SUBSTITUTE(LEFT([.B18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8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73943829308353</text:p>
          </table:table-cell>
          <table:table-cell office:value-type="float" office:value="0.473943829308353" calcext:value-type="float">
            <text:p>0,473943829308353</text:p>
          </table:table-cell>
          <table:table-cell table:formula="of:=SUBSTITUTE(LEFT([.B19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9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73772992467589</text:p>
          </table:table-cell>
          <table:table-cell office:value-type="float" office:value="0.473772992467589" calcext:value-type="float">
            <text:p>0,473772992467589</text:p>
          </table:table-cell>
          <table:table-cell table:formula="of:=SUBSTITUTE(LEFT([.B19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9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473527849611313</text:p>
          </table:table-cell>
          <table:table-cell office:value-type="float" office:value="0.473527849611313" calcext:value-type="float">
            <text:p>0,473527849611313</text:p>
          </table:table-cell>
          <table:table-cell table:formula="of:=SUBSTITUTE(LEFT([.B19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473209416976319</text:p>
          </table:table-cell>
          <table:table-cell office:value-type="float" office:value="0.473209416976319" calcext:value-type="float">
            <text:p>0,473209416976319</text:p>
          </table:table-cell>
          <table:table-cell table:formula="of:=SUBSTITUTE(LEFT([.B19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471530060853664</text:p>
          </table:table-cell>
          <table:table-cell office:value-type="float" office:value="0.471530060853664" calcext:value-type="float">
            <text:p>0,471530060853664</text:p>
          </table:table-cell>
          <table:table-cell table:formula="of:=SUBSTITUTE(LEFT([.B19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4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471530060853664</text:p>
          </table:table-cell>
          <table:table-cell office:value-type="float" office:value="0.471530060853664" calcext:value-type="float">
            <text:p>0,471530060853664</text:p>
          </table:table-cell>
          <table:table-cell table:formula="of:=SUBSTITUTE(LEFT([.B19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470912689989166</text:p>
          </table:table-cell>
          <table:table-cell office:value-type="float" office:value="0.470912689989166" calcext:value-type="float">
            <text:p>0,470912689989166</text:p>
          </table:table-cell>
          <table:table-cell table:formula="of:=SUBSTITUTE(LEFT([.B19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470356374527691</text:p>
          </table:table-cell>
          <table:table-cell office:value-type="float" office:value="0.470356374527691" calcext:value-type="float">
            <text:p>0,470356374527691</text:p>
          </table:table-cell>
          <table:table-cell table:formula="of:=SUBSTITUTE(LEFT([.B19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19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69501755584186</text:p>
          </table:table-cell>
          <table:table-cell office:value-type="float" office:value="0.469501755584186" calcext:value-type="float">
            <text:p>0,469501755584186</text:p>
          </table:table-cell>
          <table:table-cell table:formula="of:=SUBSTITUTE(LEFT([.B19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9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9446023143098</text:p>
          </table:table-cell>
          <table:table-cell office:value-type="float" office:value="0.469446023143098" calcext:value-type="float">
            <text:p>0,469446023143098</text:p>
          </table:table-cell>
          <table:table-cell table:formula="of:=SUBSTITUTE(LEFT([.B19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19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8558244295071</text:p>
          </table:table-cell>
          <table:table-cell office:value-type="float" office:value="0.468558244295071" calcext:value-type="float">
            <text:p>0,468558244295071</text:p>
          </table:table-cell>
          <table:table-cell table:formula="of:=SUBSTITUTE(LEFT([.B20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0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468528485303595</text:p>
          </table:table-cell>
          <table:table-cell office:value-type="float" office:value="0.468528485303595" calcext:value-type="float">
            <text:p>0,468528485303595</text:p>
          </table:table-cell>
          <table:table-cell table:formula="of:=SUBSTITUTE(LEFT([.B20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0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7888040184494</text:p>
          </table:table-cell>
          <table:table-cell office:value-type="float" office:value="0.467888040184494" calcext:value-type="float">
            <text:p>0,467888040184494</text:p>
          </table:table-cell>
          <table:table-cell table:formula="of:=SUBSTITUTE(LEFT([.B20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0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467687381292719</text:p>
          </table:table-cell>
          <table:table-cell office:value-type="float" office:value="0.467687381292719" calcext:value-type="float">
            <text:p>0,467687381292719</text:p>
          </table:table-cell>
          <table:table-cell table:formula="of:=SUBSTITUTE(LEFT([.B20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66511097502107</text:p>
          </table:table-cell>
          <table:table-cell office:value-type="float" office:value="0.466511097502107" calcext:value-type="float">
            <text:p>0,466511097502107</text:p>
          </table:table-cell>
          <table:table-cell table:formula="of:=SUBSTITUTE(LEFT([.B20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0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9</text:p>
          </table:table-cell>
          <table:table-cell office:value-type="string" calcext:value-type="string">
            <text:p>0,466424170353717</text:p>
          </table:table-cell>
          <table:table-cell office:value-type="float" office:value="0.466424170353717" calcext:value-type="float">
            <text:p>0,466424170353717</text:p>
          </table:table-cell>
          <table:table-cell table:formula="of:=SUBSTITUTE(LEFT([.B20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0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66103064935517</text:p>
          </table:table-cell>
          <table:table-cell office:value-type="float" office:value="0.466103064935517" calcext:value-type="float">
            <text:p>0,466103064935517</text:p>
          </table:table-cell>
          <table:table-cell table:formula="of:=SUBSTITUTE(LEFT([.B20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0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64911707440283</text:p>
          </table:table-cell>
          <table:table-cell office:value-type="float" office:value="0.464911707440283" calcext:value-type="float">
            <text:p>0,464911707440283</text:p>
          </table:table-cell>
          <table:table-cell table:formula="of:=SUBSTITUTE(LEFT([.B20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0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64558785722919</text:p>
          </table:table-cell>
          <table:table-cell office:value-type="float" office:value="0.464558785722919" calcext:value-type="float">
            <text:p>0,464558785722919</text:p>
          </table:table-cell>
          <table:table-cell table:formula="of:=SUBSTITUTE(LEFT([.B20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0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63011300337433</text:p>
          </table:table-cell>
          <table:table-cell office:value-type="float" office:value="0.463011300337433" calcext:value-type="float">
            <text:p>0,463011300337433</text:p>
          </table:table-cell>
          <table:table-cell table:formula="of:=SUBSTITUTE(LEFT([.B20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0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462705887614639</text:p>
          </table:table-cell>
          <table:table-cell office:value-type="float" office:value="0.462705887614639" calcext:value-type="float">
            <text:p>0,462705887614639</text:p>
          </table:table-cell>
          <table:table-cell table:formula="of:=SUBSTITUTE(LEFT([.B21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462705887614639</text:p>
          </table:table-cell>
          <table:table-cell office:value-type="float" office:value="0.462705887614639" calcext:value-type="float">
            <text:p>0,462705887614639</text:p>
          </table:table-cell>
          <table:table-cell table:formula="of:=SUBSTITUTE(LEFT([.B21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462290187014281</text:p>
          </table:table-cell>
          <table:table-cell office:value-type="float" office:value="0.462290187014281" calcext:value-type="float">
            <text:p>0,462290187014281</text:p>
          </table:table-cell>
          <table:table-cell table:formula="of:=SUBSTITUTE(LEFT([.B21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5</text:p>
          </table:table-cell>
          <table:table-cell office:value-type="string" calcext:value-type="string">
            <text:p>0,462031428305133</text:p>
          </table:table-cell>
          <table:table-cell office:value-type="float" office:value="0.462031428305133" calcext:value-type="float">
            <text:p>0,462031428305133</text:p>
          </table:table-cell>
          <table:table-cell table:formula="of:=SUBSTITUTE(LEFT([.B21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13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0,462031428305133</text:p>
          </table:table-cell>
          <table:table-cell office:value-type="float" office:value="0.462031428305133" calcext:value-type="float">
            <text:p>0,462031428305133</text:p>
          </table:table-cell>
          <table:table-cell table:formula="of:=SUBSTITUTE(LEFT([.B21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1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0,462031428305133</text:p>
          </table:table-cell>
          <table:table-cell office:value-type="float" office:value="0.462031428305133" calcext:value-type="float">
            <text:p>0,462031428305133</text:p>
          </table:table-cell>
          <table:table-cell table:formula="of:=SUBSTITUTE(LEFT([.B21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15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9</text:p>
          </table:table-cell>
          <table:table-cell office:value-type="string" calcext:value-type="string">
            <text:p>0,46135712732875</text:p>
          </table:table-cell>
          <table:table-cell office:value-type="float" office:value="0.46135712732875" calcext:value-type="float">
            <text:p>0,46135712732875</text:p>
          </table:table-cell>
          <table:table-cell table:formula="of:=SUBSTITUTE(LEFT([.B21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1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0,460378360125562</text:p>
          </table:table-cell>
          <table:table-cell office:value-type="float" office:value="0.460378360125562" calcext:value-type="float">
            <text:p>0,460378360125562</text:p>
          </table:table-cell>
          <table:table-cell table:formula="of:=SUBSTITUTE(LEFT([.B21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1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0,460378360125562</text:p>
          </table:table-cell>
          <table:table-cell office:value-type="float" office:value="0.460378360125562" calcext:value-type="float">
            <text:p>0,460378360125562</text:p>
          </table:table-cell>
          <table:table-cell table:formula="of:=SUBSTITUTE(LEFT([.B21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1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9</text:p>
          </table:table-cell>
          <table:table-cell office:value-type="string" calcext:value-type="string">
            <text:p>0,460117006232753</text:p>
          </table:table-cell>
          <table:table-cell office:value-type="float" office:value="0.460117006232753" calcext:value-type="float">
            <text:p>0,460117006232753</text:p>
          </table:table-cell>
          <table:table-cell table:formula="of:=SUBSTITUTE(LEFT([.B21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1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59871964554849</text:p>
          </table:table-cell>
          <table:table-cell office:value-type="float" office:value="0.459871964554849" calcext:value-type="float">
            <text:p>0,459871964554849</text:p>
          </table:table-cell>
          <table:table-cell table:formula="of:=SUBSTITUTE(LEFT([.B22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2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d_5</text:p>
          </table:table-cell>
          <table:table-cell office:value-type="string" calcext:value-type="string">
            <text:p>0,459786340410872</text:p>
          </table:table-cell>
          <table:table-cell office:value-type="float" office:value="0.459786340410872" calcext:value-type="float">
            <text:p>0,459786340410872</text:p>
          </table:table-cell>
          <table:table-cell table:formula="of:=SUBSTITUTE(LEFT([.B22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2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57278081500653</text:p>
          </table:table-cell>
          <table:table-cell office:value-type="float" office:value="0.457278081500653" calcext:value-type="float">
            <text:p>0,457278081500653</text:p>
          </table:table-cell>
          <table:table-cell table:formula="of:=SUBSTITUTE(LEFT([.B22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2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455824116259274</text:p>
          </table:table-cell>
          <table:table-cell office:value-type="float" office:value="0.455824116259274" calcext:value-type="float">
            <text:p>0,455824116259274</text:p>
          </table:table-cell>
          <table:table-cell table:formula="of:=SUBSTITUTE(LEFT([.B22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23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qm_4</text:p>
          </table:table-cell>
          <table:table-cell office:value-type="string" calcext:value-type="string">
            <text:p>0,45451098758187</text:p>
          </table:table-cell>
          <table:table-cell office:value-type="float" office:value="0.45451098758187" calcext:value-type="float">
            <text:p>0,45451098758187</text:p>
          </table:table-cell>
          <table:table-cell table:formula="of:=SUBSTITUTE(LEFT([.B22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2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453675591911674</text:p>
          </table:table-cell>
          <table:table-cell office:value-type="float" office:value="0.453675591911674" calcext:value-type="float">
            <text:p>0,453675591911674</text:p>
          </table:table-cell>
          <table:table-cell table:formula="of:=SUBSTITUTE(LEFT([.B22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2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453417575738441</text:p>
          </table:table-cell>
          <table:table-cell office:value-type="float" office:value="0.453417575738441" calcext:value-type="float">
            <text:p>0,453417575738441</text:p>
          </table:table-cell>
          <table:table-cell table:formula="of:=SUBSTITUTE(LEFT([.B22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2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fq_3</text:p>
          </table:table-cell>
          <table:table-cell office:value-type="string" calcext:value-type="string">
            <text:p>0,453153141628595</text:p>
          </table:table-cell>
          <table:table-cell office:value-type="float" office:value="0.453153141628595" calcext:value-type="float">
            <text:p>0,453153141628595</text:p>
          </table:table-cell>
          <table:table-cell table:formula="of:=SUBSTITUTE(LEFT([.B22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2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5299652503161</text:p>
          </table:table-cell>
          <table:table-cell office:value-type="float" office:value="0.45299652503161" calcext:value-type="float">
            <text:p>0,45299652503161</text:p>
          </table:table-cell>
          <table:table-cell table:formula="of:=SUBSTITUTE(LEFT([.B22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2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5</text:p>
          </table:table-cell>
          <table:table-cell office:value-type="string" calcext:value-type="string">
            <text:p>0,452644964828105</text:p>
          </table:table-cell>
          <table:table-cell office:value-type="float" office:value="0.452644964828105" calcext:value-type="float">
            <text:p>0,452644964828105</text:p>
          </table:table-cell>
          <table:table-cell table:formula="of:=SUBSTITUTE(LEFT([.B22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29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5</text:p>
          </table:table-cell>
          <table:table-cell office:value-type="string" calcext:value-type="string">
            <text:p>0,452644964828105</text:p>
          </table:table-cell>
          <table:table-cell office:value-type="float" office:value="0.452644964828105" calcext:value-type="float">
            <text:p>0,452644964828105</text:p>
          </table:table-cell>
          <table:table-cell table:formula="of:=SUBSTITUTE(LEFT([.B23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30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452644964828105</text:p>
          </table:table-cell>
          <table:table-cell office:value-type="float" office:value="0.452644964828105" calcext:value-type="float">
            <text:p>0,452644964828105</text:p>
          </table:table-cell>
          <table:table-cell table:formula="of:=SUBSTITUTE(LEFT([.B23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31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9</text:p>
          </table:table-cell>
          <table:table-cell office:value-type="string" calcext:value-type="string">
            <text:p>0,452217921461131</text:p>
          </table:table-cell>
          <table:table-cell office:value-type="float" office:value="0.452217921461131" calcext:value-type="float">
            <text:p>0,452217921461131</text:p>
          </table:table-cell>
          <table:table-cell table:formula="of:=SUBSTITUTE(LEFT([.B23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3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0</text:p>
          </table:table-cell>
          <table:table-cell office:value-type="string" calcext:value-type="string">
            <text:p>0,45139444347324</text:p>
          </table:table-cell>
          <table:table-cell office:value-type="float" office:value="0.45139444347324" calcext:value-type="float">
            <text:p>0,45139444347324</text:p>
          </table:table-cell>
          <table:table-cell table:formula="of:=SUBSTITUTE(LEFT([.B23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3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9</text:p>
          </table:table-cell>
          <table:table-cell office:value-type="string" calcext:value-type="string">
            <text:p>0,450616768729486</text:p>
          </table:table-cell>
          <table:table-cell office:value-type="float" office:value="0.450616768729486" calcext:value-type="float">
            <text:p>0,450616768729486</text:p>
          </table:table-cell>
          <table:table-cell table:formula="of:=SUBSTITUTE(LEFT([.B234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3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x_1</text:p>
          </table:table-cell>
          <table:table-cell office:value-type="string" calcext:value-type="string">
            <text:p>0,449829822158797</text:p>
          </table:table-cell>
          <table:table-cell office:value-type="float" office:value="0.449829822158797" calcext:value-type="float">
            <text:p>0,449829822158797</text:p>
          </table:table-cell>
          <table:table-cell table:formula="of:=SUBSTITUTE(LEFT([.B235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23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3</text:p>
          </table:table-cell>
          <table:table-cell office:value-type="string" calcext:value-type="string">
            <text:p>0,449343427355615</text:p>
          </table:table-cell>
          <table:table-cell office:value-type="float" office:value="0.449343427355615" calcext:value-type="float">
            <text:p>0,449343427355615</text:p>
          </table:table-cell>
          <table:table-cell table:formula="of:=SUBSTITUTE(LEFT([.B23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36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449343427355615</text:p>
          </table:table-cell>
          <table:table-cell office:value-type="float" office:value="0.449343427355615" calcext:value-type="float">
            <text:p>0,449343427355615</text:p>
          </table:table-cell>
          <table:table-cell table:formula="of:=SUBSTITUTE(LEFT([.B23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3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49186006145096</text:p>
          </table:table-cell>
          <table:table-cell office:value-type="float" office:value="0.449186006145096" calcext:value-type="float">
            <text:p>0,449186006145096</text:p>
          </table:table-cell>
          <table:table-cell table:formula="of:=SUBSTITUTE(LEFT([.B23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3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9</text:p>
          </table:table-cell>
          <table:table-cell office:value-type="string" calcext:value-type="string">
            <text:p>0,447178910408291</text:p>
          </table:table-cell>
          <table:table-cell office:value-type="float" office:value="0.447178910408291" calcext:value-type="float">
            <text:p>0,447178910408291</text:p>
          </table:table-cell>
          <table:table-cell table:formula="of:=SUBSTITUTE(LEFT([.B23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3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3</text:p>
          </table:table-cell>
          <table:table-cell office:value-type="string" calcext:value-type="string">
            <text:p>0,445405286832796</text:p>
          </table:table-cell>
          <table:table-cell office:value-type="float" office:value="0.445405286832796" calcext:value-type="float">
            <text:p>0,445405286832796</text:p>
          </table:table-cell>
          <table:table-cell table:formula="of:=SUBSTITUTE(LEFT([.B24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0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3</text:p>
          </table:table-cell>
          <table:table-cell office:value-type="string" calcext:value-type="string">
            <text:p>0,444785885750607</text:p>
          </table:table-cell>
          <table:table-cell office:value-type="float" office:value="0.444785885750607" calcext:value-type="float">
            <text:p>0,444785885750607</text:p>
          </table:table-cell>
          <table:table-cell table:formula="of:=SUBSTITUTE(LEFT([.B24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1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43384792860723</text:p>
          </table:table-cell>
          <table:table-cell office:value-type="float" office:value="0.443384792860723" calcext:value-type="float">
            <text:p>0,443384792860723</text:p>
          </table:table-cell>
          <table:table-cell table:formula="of:=SUBSTITUTE(LEFT([.B242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4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443109163878045</text:p>
          </table:table-cell>
          <table:table-cell office:value-type="float" office:value="0.443109163878045" calcext:value-type="float">
            <text:p>0,443109163878045</text:p>
          </table:table-cell>
          <table:table-cell table:formula="of:=SUBSTITUTE(LEFT([.B24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443109163878045</text:p>
          </table:table-cell>
          <table:table-cell office:value-type="float" office:value="0.443109163878045" calcext:value-type="float">
            <text:p>0,443109163878045</text:p>
          </table:table-cell>
          <table:table-cell table:formula="of:=SUBSTITUTE(LEFT([.B24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3</text:p>
          </table:table-cell>
          <table:table-cell office:value-type="string" calcext:value-type="string">
            <text:p>0,442999105217868</text:p>
          </table:table-cell>
          <table:table-cell office:value-type="float" office:value="0.442999105217868" calcext:value-type="float">
            <text:p>0,442999105217868</text:p>
          </table:table-cell>
          <table:table-cell table:formula="of:=SUBSTITUTE(LEFT([.B24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5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24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24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24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24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4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25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442433180226761</text:p>
          </table:table-cell>
          <table:table-cell office:value-type="float" office:value="0.442433180226761" calcext:value-type="float">
            <text:p>0,442433180226761</text:p>
          </table:table-cell>
          <table:table-cell table:formula="of:=SUBSTITUTE(LEFT([.B25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3</text:p>
          </table:table-cell>
          <table:table-cell office:value-type="string" calcext:value-type="string">
            <text:p>0,441684994854334</text:p>
          </table:table-cell>
          <table:table-cell office:value-type="float" office:value="0.441684994854334" calcext:value-type="float">
            <text:p>0,441684994854334</text:p>
          </table:table-cell>
          <table:table-cell table:formula="of:=SUBSTITUTE(LEFT([.B25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441548096180336</text:p>
          </table:table-cell>
          <table:table-cell office:value-type="float" office:value="0.441548096180336" calcext:value-type="float">
            <text:p>0,441548096180336</text:p>
          </table:table-cell>
          <table:table-cell table:formula="of:=SUBSTITUTE(LEFT([.B25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0,441544354550939</text:p>
          </table:table-cell>
          <table:table-cell office:value-type="float" office:value="0.441544354550939" calcext:value-type="float">
            <text:p>0,441544354550939</text:p>
          </table:table-cell>
          <table:table-cell table:formula="of:=SUBSTITUTE(LEFT([.B25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9</text:p>
          </table:table-cell>
          <table:table-cell office:value-type="string" calcext:value-type="string">
            <text:p>0,4414938598846</text:p>
          </table:table-cell>
          <table:table-cell office:value-type="float" office:value="0.4414938598846" calcext:value-type="float">
            <text:p>0,4414938598846</text:p>
          </table:table-cell>
          <table:table-cell table:formula="of:=SUBSTITUTE(LEFT([.B25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55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1</text:p>
          </table:table-cell>
          <table:table-cell office:value-type="string" calcext:value-type="string">
            <text:p>0,44149201603576</text:p>
          </table:table-cell>
          <table:table-cell office:value-type="float" office:value="0.44149201603576" calcext:value-type="float">
            <text:p>0,44149201603576</text:p>
          </table:table-cell>
          <table:table-cell table:formula="of:=SUBSTITUTE(LEFT([.B25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5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tq_5</text:p>
          </table:table-cell>
          <table:table-cell office:value-type="string" calcext:value-type="string">
            <text:p>0,441132113066401</text:p>
          </table:table-cell>
          <table:table-cell office:value-type="float" office:value="0.441132113066401" calcext:value-type="float">
            <text:p>0,441132113066401</text:p>
          </table:table-cell>
          <table:table-cell table:formula="of:=SUBSTITUTE(LEFT([.B25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5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mx_5</text:p>
          </table:table-cell>
          <table:table-cell office:value-type="string" calcext:value-type="string">
            <text:p>0,441132113066401</text:p>
          </table:table-cell>
          <table:table-cell office:value-type="float" office:value="0.441132113066401" calcext:value-type="float">
            <text:p>0,441132113066401</text:p>
          </table:table-cell>
          <table:table-cell table:formula="of:=SUBSTITUTE(LEFT([.B25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5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44096870870414</text:p>
          </table:table-cell>
          <table:table-cell office:value-type="float" office:value="0.44096870870414" calcext:value-type="float">
            <text:p>0,44096870870414</text:p>
          </table:table-cell>
          <table:table-cell table:formula="of:=SUBSTITUTE(LEFT([.B25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5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5</text:p>
          </table:table-cell>
          <table:table-cell office:value-type="string" calcext:value-type="string">
            <text:p>0,440655989909491</text:p>
          </table:table-cell>
          <table:table-cell office:value-type="float" office:value="0.440655989909491" calcext:value-type="float">
            <text:p>0,440655989909491</text:p>
          </table:table-cell>
          <table:table-cell table:formula="of:=SUBSTITUTE(LEFT([.B26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60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9</text:p>
          </table:table-cell>
          <table:table-cell office:value-type="string" calcext:value-type="string">
            <text:p>0,440621886540169</text:p>
          </table:table-cell>
          <table:table-cell office:value-type="float" office:value="0.440621886540169" calcext:value-type="float">
            <text:p>0,440621886540169</text:p>
          </table:table-cell>
          <table:table-cell table:formula="of:=SUBSTITUTE(LEFT([.B26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440621886540169</text:p>
          </table:table-cell>
          <table:table-cell office:value-type="float" office:value="0.440621886540169" calcext:value-type="float">
            <text:p>0,440621886540169</text:p>
          </table:table-cell>
          <table:table-cell table:formula="of:=SUBSTITUTE(LEFT([.B26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9</text:p>
          </table:table-cell>
          <table:table-cell office:value-type="string" calcext:value-type="string">
            <text:p>0,440621886540169</text:p>
          </table:table-cell>
          <table:table-cell office:value-type="float" office:value="0.440621886540169" calcext:value-type="float">
            <text:p>0,440621886540169</text:p>
          </table:table-cell>
          <table:table-cell table:formula="of:=SUBSTITUTE(LEFT([.B26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0</text:p>
          </table:table-cell>
          <table:table-cell office:value-type="string" calcext:value-type="string">
            <text:p>0,440606365756297</text:p>
          </table:table-cell>
          <table:table-cell office:value-type="float" office:value="0.440606365756297" calcext:value-type="float">
            <text:p>0,440606365756297</text:p>
          </table:table-cell>
          <table:table-cell table:formula="of:=SUBSTITUTE(LEFT([.B26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6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40267140578899</text:p>
          </table:table-cell>
          <table:table-cell office:value-type="float" office:value="0.440267140578899" calcext:value-type="float">
            <text:p>0,440267140578899</text:p>
          </table:table-cell>
          <table:table-cell table:formula="of:=SUBSTITUTE(LEFT([.B26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6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39791207951511</text:p>
          </table:table-cell>
          <table:table-cell office:value-type="float" office:value="0.439791207951511" calcext:value-type="float">
            <text:p>0,439791207951511</text:p>
          </table:table-cell>
          <table:table-cell table:formula="of:=SUBSTITUTE(LEFT([.B26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6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439766946289526</text:p>
          </table:table-cell>
          <table:table-cell office:value-type="float" office:value="0.439766946289526" calcext:value-type="float">
            <text:p>0,439766946289526</text:p>
          </table:table-cell>
          <table:table-cell table:formula="of:=SUBSTITUTE(LEFT([.B26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6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439766946289526</text:p>
          </table:table-cell>
          <table:table-cell office:value-type="float" office:value="0.439766946289526" calcext:value-type="float">
            <text:p>0,439766946289526</text:p>
          </table:table-cell>
          <table:table-cell table:formula="of:=SUBSTITUTE(LEFT([.B26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6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9</text:p>
          </table:table-cell>
          <table:table-cell office:value-type="string" calcext:value-type="string">
            <text:p>0,438300720397133</text:p>
          </table:table-cell>
          <table:table-cell office:value-type="float" office:value="0.438300720397133" calcext:value-type="float">
            <text:p>0,438300720397133</text:p>
          </table:table-cell>
          <table:table-cell table:formula="of:=SUBSTITUTE(LEFT([.B26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6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437234538734261</text:p>
          </table:table-cell>
          <table:table-cell office:value-type="float" office:value="0.437234538734261" calcext:value-type="float">
            <text:p>0,437234538734261</text:p>
          </table:table-cell>
          <table:table-cell table:formula="of:=SUBSTITUTE(LEFT([.B27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n_5</text:p>
          </table:table-cell>
          <table:table-cell office:value-type="string" calcext:value-type="string">
            <text:p>0,436848520264805</text:p>
          </table:table-cell>
          <table:table-cell office:value-type="float" office:value="0.436848520264805" calcext:value-type="float">
            <text:p>0,436848520264805</text:p>
          </table:table-cell>
          <table:table-cell table:formula="of:=SUBSTITUTE(LEFT([.B27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1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n_3</text:p>
          </table:table-cell>
          <table:table-cell office:value-type="string" calcext:value-type="string">
            <text:p>0,436465687030925</text:p>
          </table:table-cell>
          <table:table-cell office:value-type="float" office:value="0.436465687030925" calcext:value-type="float">
            <text:p>0,436465687030925</text:p>
          </table:table-cell>
          <table:table-cell table:formula="of:=SUBSTITUTE(LEFT([.B27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2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35621350825749</text:p>
          </table:table-cell>
          <table:table-cell office:value-type="float" office:value="0.435621350825749" calcext:value-type="float">
            <text:p>0,435621350825749</text:p>
          </table:table-cell>
          <table:table-cell table:formula="of:=SUBSTITUTE(LEFT([.B27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435621350825749</text:p>
          </table:table-cell>
          <table:table-cell office:value-type="float" office:value="0.435621350825749" calcext:value-type="float">
            <text:p>0,435621350825749</text:p>
          </table:table-cell>
          <table:table-cell table:formula="of:=SUBSTITUTE(LEFT([.B2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435137314523666</text:p>
          </table:table-cell>
          <table:table-cell office:value-type="float" office:value="0.435137314523666" calcext:value-type="float">
            <text:p>0,435137314523666</text:p>
          </table:table-cell>
          <table:table-cell table:formula="of:=SUBSTITUTE(LEFT([.B27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7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qm_4</text:p>
          </table:table-cell>
          <table:table-cell office:value-type="string" calcext:value-type="string">
            <text:p>0,434966743513117</text:p>
          </table:table-cell>
          <table:table-cell office:value-type="float" office:value="0.434966743513117" calcext:value-type="float">
            <text:p>0,434966743513117</text:p>
          </table:table-cell>
          <table:table-cell table:formula="of:=SUBSTITUTE(LEFT([.B276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7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434474091793771</text:p>
          </table:table-cell>
          <table:table-cell office:value-type="float" office:value="0.434474091793771" calcext:value-type="float">
            <text:p>0,434474091793771</text:p>
          </table:table-cell>
          <table:table-cell table:formula="of:=SUBSTITUTE(LEFT([.B27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x_9</text:p>
          </table:table-cell>
          <table:table-cell office:value-type="string" calcext:value-type="string">
            <text:p>0,433829334505177</text:p>
          </table:table-cell>
          <table:table-cell office:value-type="float" office:value="0.433829334505177" calcext:value-type="float">
            <text:p>0,433829334505177</text:p>
          </table:table-cell>
          <table:table-cell table:formula="of:=SUBSTITUTE(LEFT([.B27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7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0</text:p>
          </table:table-cell>
          <table:table-cell office:value-type="string" calcext:value-type="string">
            <text:p>0,432509451277415</text:p>
          </table:table-cell>
          <table:table-cell office:value-type="float" office:value="0.432509451277415" calcext:value-type="float">
            <text:p>0,432509451277415</text:p>
          </table:table-cell>
          <table:table-cell table:formula="of:=SUBSTITUTE(LEFT([.B27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7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32473480542553</text:p>
          </table:table-cell>
          <table:table-cell office:value-type="float" office:value="0.432473480542553" calcext:value-type="float">
            <text:p>0,432473480542553</text:p>
          </table:table-cell>
          <table:table-cell table:formula="of:=SUBSTITUTE(LEFT([.B28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8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32443494552945</text:p>
          </table:table-cell>
          <table:table-cell office:value-type="float" office:value="0.432443494552945" calcext:value-type="float">
            <text:p>0,432443494552945</text:p>
          </table:table-cell>
          <table:table-cell table:formula="of:=SUBSTITUTE(LEFT([.B28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8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1</text:p>
          </table:table-cell>
          <table:table-cell office:value-type="string" calcext:value-type="string">
            <text:p>0,431849100143083</text:p>
          </table:table-cell>
          <table:table-cell office:value-type="float" office:value="0.431849100143083" calcext:value-type="float">
            <text:p>0,431849100143083</text:p>
          </table:table-cell>
          <table:table-cell table:formula="of:=SUBSTITUTE(LEFT([.B28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8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28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28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28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28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28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4</text:p>
          </table:table-cell>
          <table:table-cell office:value-type="string" calcext:value-type="string">
            <text:p>0,431068809394221</text:p>
          </table:table-cell>
          <table:table-cell office:value-type="float" office:value="0.431068809394221" calcext:value-type="float">
            <text:p>0,431068809394221</text:p>
          </table:table-cell>
          <table:table-cell table:formula="of:=SUBSTITUTE(LEFT([.B28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4</text:p>
          </table:table-cell>
          <table:table-cell office:value-type="string" calcext:value-type="string">
            <text:p>0,430756276833997</text:p>
          </table:table-cell>
          <table:table-cell office:value-type="float" office:value="0.430756276833997" calcext:value-type="float">
            <text:p>0,430756276833997</text:p>
          </table:table-cell>
          <table:table-cell table:formula="of:=SUBSTITUTE(LEFT([.B28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8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fq_5</text:p>
          </table:table-cell>
          <table:table-cell office:value-type="string" calcext:value-type="string">
            <text:p>0,430564315282</text:p>
          </table:table-cell>
          <table:table-cell office:value-type="float" office:value="0.430564315282" calcext:value-type="float">
            <text:p>0,430564315282</text:p>
          </table:table-cell>
          <table:table-cell table:formula="of:=SUBSTITUTE(LEFT([.B29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90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0,430159783796662</text:p>
          </table:table-cell>
          <table:table-cell office:value-type="float" office:value="0.430159783796662" calcext:value-type="float">
            <text:p>0,430159783796662</text:p>
          </table:table-cell>
          <table:table-cell table:formula="of:=SUBSTITUTE(LEFT([.B29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9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429696524329734</text:p>
          </table:table-cell>
          <table:table-cell office:value-type="float" office:value="0.429696524329734" calcext:value-type="float">
            <text:p>0,429696524329734</text:p>
          </table:table-cell>
          <table:table-cell table:formula="of:=SUBSTITUTE(LEFT([.B29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92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29687358120265</text:p>
          </table:table-cell>
          <table:table-cell office:value-type="float" office:value="0.429687358120265" calcext:value-type="float">
            <text:p>0,429687358120265</text:p>
          </table:table-cell>
          <table:table-cell table:formula="of:=SUBSTITUTE(LEFT([.B29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429687358120265</text:p>
          </table:table-cell>
          <table:table-cell office:value-type="float" office:value="0.429687358120265" calcext:value-type="float">
            <text:p>0,429687358120265</text:p>
          </table:table-cell>
          <table:table-cell table:formula="of:=SUBSTITUTE(LEFT([.B29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29687358120265</text:p>
          </table:table-cell>
          <table:table-cell office:value-type="float" office:value="0.429687358120265" calcext:value-type="float">
            <text:p>0,429687358120265</text:p>
          </table:table-cell>
          <table:table-cell table:formula="of:=SUBSTITUTE(LEFT([.B29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1</text:p>
          </table:table-cell>
          <table:table-cell office:value-type="string" calcext:value-type="string">
            <text:p>0,429687358120265</text:p>
          </table:table-cell>
          <table:table-cell office:value-type="float" office:value="0.429687358120265" calcext:value-type="float">
            <text:p>0,429687358120265</text:p>
          </table:table-cell>
          <table:table-cell table:formula="of:=SUBSTITUTE(LEFT([.B29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29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29477946859644</text:p>
          </table:table-cell>
          <table:table-cell office:value-type="float" office:value="0.429477946859644" calcext:value-type="float">
            <text:p>0,429477946859644</text:p>
          </table:table-cell>
          <table:table-cell table:formula="of:=SUBSTITUTE(LEFT([.B29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9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8</text:p>
          </table:table-cell>
          <table:table-cell office:value-type="string" calcext:value-type="string">
            <text:p>0,427852063301094</text:p>
          </table:table-cell>
          <table:table-cell office:value-type="float" office:value="0.427852063301094" calcext:value-type="float">
            <text:p>0,427852063301094</text:p>
          </table:table-cell>
          <table:table-cell table:formula="of:=SUBSTITUTE(LEFT([.B29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29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0,425696536409533</text:p>
          </table:table-cell>
          <table:table-cell office:value-type="float" office:value="0.425696536409533" calcext:value-type="float">
            <text:p>0,425696536409533</text:p>
          </table:table-cell>
          <table:table-cell table:formula="of:=SUBSTITUTE(LEFT([.B29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29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x_1</text:p>
          </table:table-cell>
          <table:table-cell office:value-type="string" calcext:value-type="string">
            <text:p>0,425696536409533</text:p>
          </table:table-cell>
          <table:table-cell office:value-type="float" office:value="0.425696536409533" calcext:value-type="float">
            <text:p>0,425696536409533</text:p>
          </table:table-cell>
          <table:table-cell table:formula="of:=SUBSTITUTE(LEFT([.B30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0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fq_1</text:p>
          </table:table-cell>
          <table:table-cell office:value-type="string" calcext:value-type="string">
            <text:p>0,424077489302381</text:p>
          </table:table-cell>
          <table:table-cell office:value-type="float" office:value="0.424077489302381" calcext:value-type="float">
            <text:p>0,424077489302381</text:p>
          </table:table-cell>
          <table:table-cell table:formula="of:=SUBSTITUTE(LEFT([.B30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0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x_mn_1</text:p>
          </table:table-cell>
          <table:table-cell office:value-type="string" calcext:value-type="string">
            <text:p>0,424077489302381</text:p>
          </table:table-cell>
          <table:table-cell office:value-type="float" office:value="0.424077489302381" calcext:value-type="float">
            <text:p>0,424077489302381</text:p>
          </table:table-cell>
          <table:table-cell table:formula="of:=SUBSTITUTE(LEFT([.B30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0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23640086808402</text:p>
          </table:table-cell>
          <table:table-cell office:value-type="float" office:value="0.423640086808402" calcext:value-type="float">
            <text:p>0,423640086808402</text:p>
          </table:table-cell>
          <table:table-cell table:formula="of:=SUBSTITUTE(LEFT([.B30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4</text:p>
          </table:table-cell>
          <table:table-cell office:value-type="string" calcext:value-type="string">
            <text:p>0,423235836110734</text:p>
          </table:table-cell>
          <table:table-cell office:value-type="float" office:value="0.423235836110734" calcext:value-type="float">
            <text:p>0,423235836110734</text:p>
          </table:table-cell>
          <table:table-cell table:formula="of:=SUBSTITUTE(LEFT([.B30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4</text:p>
          </table:table-cell>
          <table:table-cell office:value-type="string" calcext:value-type="string">
            <text:p>0,423235836110734</text:p>
          </table:table-cell>
          <table:table-cell office:value-type="float" office:value="0.423235836110734" calcext:value-type="float">
            <text:p>0,423235836110734</text:p>
          </table:table-cell>
          <table:table-cell table:formula="of:=SUBSTITUTE(LEFT([.B30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4</text:p>
          </table:table-cell>
          <table:table-cell office:value-type="string" calcext:value-type="string">
            <text:p>0,423235836110734</text:p>
          </table:table-cell>
          <table:table-cell office:value-type="float" office:value="0.423235836110734" calcext:value-type="float">
            <text:p>0,423235836110734</text:p>
          </table:table-cell>
          <table:table-cell table:formula="of:=SUBSTITUTE(LEFT([.B30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qm_4</text:p>
          </table:table-cell>
          <table:table-cell office:value-type="string" calcext:value-type="string">
            <text:p>0,423235836110733</text:p>
          </table:table-cell>
          <table:table-cell office:value-type="float" office:value="0.423235836110733" calcext:value-type="float">
            <text:p>0,423235836110733</text:p>
          </table:table-cell>
          <table:table-cell table:formula="of:=SUBSTITUTE(LEFT([.B30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0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423213393228073</text:p>
          </table:table-cell>
          <table:table-cell office:value-type="float" office:value="0.423213393228073" calcext:value-type="float">
            <text:p>0,423213393228073</text:p>
          </table:table-cell>
          <table:table-cell table:formula="of:=SUBSTITUTE(LEFT([.B30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0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22654224931778</text:p>
          </table:table-cell>
          <table:table-cell office:value-type="float" office:value="0.422654224931778" calcext:value-type="float">
            <text:p>0,422654224931778</text:p>
          </table:table-cell>
          <table:table-cell table:formula="of:=SUBSTITUTE(LEFT([.B30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0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22654224931778</text:p>
          </table:table-cell>
          <table:table-cell office:value-type="float" office:value="0.422654224931778" calcext:value-type="float">
            <text:p>0,422654224931778</text:p>
          </table:table-cell>
          <table:table-cell table:formula="of:=SUBSTITUTE(LEFT([.B31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22482427498779</text:p>
          </table:table-cell>
          <table:table-cell office:value-type="float" office:value="0.422482427498779" calcext:value-type="float">
            <text:p>0,422482427498779</text:p>
          </table:table-cell>
          <table:table-cell table:formula="of:=SUBSTITUTE(LEFT([.B31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422124311548384</text:p>
          </table:table-cell>
          <table:table-cell office:value-type="float" office:value="0.422124311548384" calcext:value-type="float">
            <text:p>0,422124311548384</text:p>
          </table:table-cell>
          <table:table-cell table:formula="of:=SUBSTITUTE(LEFT([.B31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421459018410011</text:p>
          </table:table-cell>
          <table:table-cell office:value-type="float" office:value="0.421459018410011" calcext:value-type="float">
            <text:p>0,421459018410011</text:p>
          </table:table-cell>
          <table:table-cell table:formula="of:=SUBSTITUTE(LEFT([.B31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1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d_7</text:p>
          </table:table-cell>
          <table:table-cell office:value-type="string" calcext:value-type="string">
            <text:p>0,42135396412531</text:p>
          </table:table-cell>
          <table:table-cell office:value-type="float" office:value="0.42135396412531" calcext:value-type="float">
            <text:p>0,42135396412531</text:p>
          </table:table-cell>
          <table:table-cell table:formula="of:=SUBSTITUTE(LEFT([.B31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1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7</text:p>
          </table:table-cell>
          <table:table-cell office:value-type="string" calcext:value-type="string">
            <text:p>0,42135396412531</text:p>
          </table:table-cell>
          <table:table-cell office:value-type="float" office:value="0.42135396412531" calcext:value-type="float">
            <text:p>0,42135396412531</text:p>
          </table:table-cell>
          <table:table-cell table:formula="of:=SUBSTITUTE(LEFT([.B315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1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7</text:p>
          </table:table-cell>
          <table:table-cell office:value-type="string" calcext:value-type="string">
            <text:p>0,42135396412531</text:p>
          </table:table-cell>
          <table:table-cell office:value-type="float" office:value="0.42135396412531" calcext:value-type="float">
            <text:p>0,42135396412531</text:p>
          </table:table-cell>
          <table:table-cell table:formula="of:=SUBSTITUTE(LEFT([.B31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1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0,421061022426141</text:p>
          </table:table-cell>
          <table:table-cell office:value-type="float" office:value="0.421061022426141" calcext:value-type="float">
            <text:p>0,421061022426141</text:p>
          </table:table-cell>
          <table:table-cell table:formula="of:=SUBSTITUTE(LEFT([.B317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17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0,421061022426141</text:p>
          </table:table-cell>
          <table:table-cell office:value-type="float" office:value="0.421061022426141" calcext:value-type="float">
            <text:p>0,421061022426141</text:p>
          </table:table-cell>
          <table:table-cell table:formula="of:=SUBSTITUTE(LEFT([.B31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1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d_9</text:p>
          </table:table-cell>
          <table:table-cell office:value-type="string" calcext:value-type="string">
            <text:p>0,421004942281566</text:p>
          </table:table-cell>
          <table:table-cell office:value-type="float" office:value="0.421004942281566" calcext:value-type="float">
            <text:p>0,421004942281566</text:p>
          </table:table-cell>
          <table:table-cell table:formula="of:=SUBSTITUTE(LEFT([.B31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1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1</text:p>
          </table:table-cell>
          <table:table-cell office:value-type="string" calcext:value-type="string">
            <text:p>0,420831122207758</text:p>
          </table:table-cell>
          <table:table-cell office:value-type="float" office:value="0.420831122207758" calcext:value-type="float">
            <text:p>0,420831122207758</text:p>
          </table:table-cell>
          <table:table-cell table:formula="of:=SUBSTITUTE(LEFT([.B32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2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tq_4</text:p>
          </table:table-cell>
          <table:table-cell office:value-type="string" calcext:value-type="string">
            <text:p>0,419968899710752</text:p>
          </table:table-cell>
          <table:table-cell office:value-type="float" office:value="0.419968899710752" calcext:value-type="float">
            <text:p>0,419968899710752</text:p>
          </table:table-cell>
          <table:table-cell table:formula="of:=SUBSTITUTE(LEFT([.B32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2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am_4</text:p>
          </table:table-cell>
          <table:table-cell office:value-type="string" calcext:value-type="string">
            <text:p>0,419968899710752</text:p>
          </table:table-cell>
          <table:table-cell office:value-type="float" office:value="0.419968899710752" calcext:value-type="float">
            <text:p>0,419968899710752</text:p>
          </table:table-cell>
          <table:table-cell table:formula="of:=SUBSTITUTE(LEFT([.B32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2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mx_4</text:p>
          </table:table-cell>
          <table:table-cell office:value-type="string" calcext:value-type="string">
            <text:p>0,419968899710752</text:p>
          </table:table-cell>
          <table:table-cell office:value-type="float" office:value="0.419968899710752" calcext:value-type="float">
            <text:p>0,419968899710752</text:p>
          </table:table-cell>
          <table:table-cell table:formula="of:=SUBSTITUTE(LEFT([.B32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2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qm_4</text:p>
          </table:table-cell>
          <table:table-cell office:value-type="string" calcext:value-type="string">
            <text:p>0,419968899710752</text:p>
          </table:table-cell>
          <table:table-cell office:value-type="float" office:value="0.419968899710752" calcext:value-type="float">
            <text:p>0,419968899710752</text:p>
          </table:table-cell>
          <table:table-cell table:formula="of:=SUBSTITUTE(LEFT([.B32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2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41962308561259</text:p>
          </table:table-cell>
          <table:table-cell office:value-type="float" office:value="0.41962308561259" calcext:value-type="float">
            <text:p>0,41962308561259</text:p>
          </table:table-cell>
          <table:table-cell table:formula="of:=SUBSTITUTE(LEFT([.B32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2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419279872535331</text:p>
          </table:table-cell>
          <table:table-cell office:value-type="float" office:value="0.419279872535331" calcext:value-type="float">
            <text:p>0,419279872535331</text:p>
          </table:table-cell>
          <table:table-cell table:formula="of:=SUBSTITUTE(LEFT([.B32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s_mx_3</text:p>
          </table:table-cell>
          <table:table-cell office:value-type="string" calcext:value-type="string">
            <text:p>0,419031991785152</text:p>
          </table:table-cell>
          <table:table-cell office:value-type="float" office:value="0.419031991785152" calcext:value-type="float">
            <text:p>0,419031991785152</text:p>
          </table:table-cell>
          <table:table-cell table:formula="of:=SUBSTITUTE(LEFT([.B32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27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7</text:p>
          </table:table-cell>
          <table:table-cell office:value-type="string" calcext:value-type="string">
            <text:p>0,417732501019734</text:p>
          </table:table-cell>
          <table:table-cell office:value-type="float" office:value="0.417732501019734" calcext:value-type="float">
            <text:p>0,417732501019734</text:p>
          </table:table-cell>
          <table:table-cell table:formula="of:=SUBSTITUTE(LEFT([.B32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8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0,417732501019734</text:p>
          </table:table-cell>
          <table:table-cell office:value-type="float" office:value="0.417732501019734" calcext:value-type="float">
            <text:p>0,417732501019734</text:p>
          </table:table-cell>
          <table:table-cell table:formula="of:=SUBSTITUTE(LEFT([.B32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29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33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33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33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33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n_5</text:p>
          </table:table-cell>
          <table:table-cell office:value-type="string" calcext:value-type="string">
            <text:p>0,417731627352705</text:p>
          </table:table-cell>
          <table:table-cell office:value-type="float" office:value="0.417731627352705" calcext:value-type="float">
            <text:p>0,417731627352705</text:p>
          </table:table-cell>
          <table:table-cell table:formula="of:=SUBSTITUTE(LEFT([.B33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34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16034251290106</text:p>
          </table:table-cell>
          <table:table-cell office:value-type="float" office:value="0.416034251290106" calcext:value-type="float">
            <text:p>0,416034251290106</text:p>
          </table:table-cell>
          <table:table-cell table:formula="of:=SUBSTITUTE(LEFT([.B33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16034251290106</text:p>
          </table:table-cell>
          <table:table-cell office:value-type="float" office:value="0.416034251290106" calcext:value-type="float">
            <text:p>0,416034251290106</text:p>
          </table:table-cell>
          <table:table-cell table:formula="of:=SUBSTITUTE(LEFT([.B33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4</text:p>
          </table:table-cell>
          <table:table-cell office:value-type="string" calcext:value-type="string">
            <text:p>0,415272364830922</text:p>
          </table:table-cell>
          <table:table-cell office:value-type="float" office:value="0.415272364830922" calcext:value-type="float">
            <text:p>0,415272364830922</text:p>
          </table:table-cell>
          <table:table-cell table:formula="of:=SUBSTITUTE(LEFT([.B33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7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15134565977142</text:p>
          </table:table-cell>
          <table:table-cell office:value-type="float" office:value="0.415134565977142" calcext:value-type="float">
            <text:p>0,415134565977142</text:p>
          </table:table-cell>
          <table:table-cell table:formula="of:=SUBSTITUTE(LEFT([.B33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1</text:p>
          </table:table-cell>
          <table:table-cell office:value-type="string" calcext:value-type="string">
            <text:p>0,415105776961291</text:p>
          </table:table-cell>
          <table:table-cell office:value-type="float" office:value="0.415105776961291" calcext:value-type="float">
            <text:p>0,415105776961291</text:p>
          </table:table-cell>
          <table:table-cell table:formula="of:=SUBSTITUTE(LEFT([.B33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3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415105776961291</text:p>
          </table:table-cell>
          <table:table-cell office:value-type="float" office:value="0.415105776961291" calcext:value-type="float">
            <text:p>0,415105776961291</text:p>
          </table:table-cell>
          <table:table-cell table:formula="of:=SUBSTITUTE(LEFT([.B34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s_mx_4</text:p>
          </table:table-cell>
          <table:table-cell office:value-type="string" calcext:value-type="string">
            <text:p>0,414862224159704</text:p>
          </table:table-cell>
          <table:table-cell office:value-type="float" office:value="0.414862224159704" calcext:value-type="float">
            <text:p>0,414862224159704</text:p>
          </table:table-cell>
          <table:table-cell table:formula="of:=SUBSTITUTE(LEFT([.B341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4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414828384405061</text:p>
          </table:table-cell>
          <table:table-cell office:value-type="float" office:value="0.414828384405061" calcext:value-type="float">
            <text:p>0,414828384405061</text:p>
          </table:table-cell>
          <table:table-cell table:formula="of:=SUBSTITUTE(LEFT([.B34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tq_1</text:p>
          </table:table-cell>
          <table:table-cell office:value-type="string" calcext:value-type="string">
            <text:p>0,414340839710186</text:p>
          </table:table-cell>
          <table:table-cell office:value-type="float" office:value="0.414340839710186" calcext:value-type="float">
            <text:p>0,414340839710186</text:p>
          </table:table-cell>
          <table:table-cell table:formula="of:=SUBSTITUTE(LEFT([.B34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4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12535294705489</text:p>
          </table:table-cell>
          <table:table-cell office:value-type="float" office:value="0.412535294705489" calcext:value-type="float">
            <text:p>0,412535294705489</text:p>
          </table:table-cell>
          <table:table-cell table:formula="of:=SUBSTITUTE(LEFT([.B34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s_rg_1</text:p>
          </table:table-cell>
          <table:table-cell office:value-type="string" calcext:value-type="string">
            <text:p>0,410996090958502</text:p>
          </table:table-cell>
          <table:table-cell office:value-type="float" office:value="0.410996090958502" calcext:value-type="float">
            <text:p>0,410996090958502</text:p>
          </table:table-cell>
          <table:table-cell table:formula="of:=SUBSTITUTE(LEFT([.B345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4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fq_5</text:p>
          </table:table-cell>
          <table:table-cell office:value-type="string" calcext:value-type="string">
            <text:p>0,410962516070871</text:p>
          </table:table-cell>
          <table:table-cell office:value-type="float" office:value="0.410962516070871" calcext:value-type="float">
            <text:p>0,410962516070871</text:p>
          </table:table-cell>
          <table:table-cell table:formula="of:=SUBSTITUTE(LEFT([.B34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46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am_5</text:p>
          </table:table-cell>
          <table:table-cell office:value-type="string" calcext:value-type="string">
            <text:p>0,410962516070871</text:p>
          </table:table-cell>
          <table:table-cell office:value-type="float" office:value="0.410962516070871" calcext:value-type="float">
            <text:p>0,410962516070871</text:p>
          </table:table-cell>
          <table:table-cell table:formula="of:=SUBSTITUTE(LEFT([.B34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47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qm_5</text:p>
          </table:table-cell>
          <table:table-cell office:value-type="string" calcext:value-type="string">
            <text:p>0,410962516070871</text:p>
          </table:table-cell>
          <table:table-cell office:value-type="float" office:value="0.410962516070871" calcext:value-type="float">
            <text:p>0,410962516070871</text:p>
          </table:table-cell>
          <table:table-cell table:formula="of:=SUBSTITUTE(LEFT([.B34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48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410933295843531</text:p>
          </table:table-cell>
          <table:table-cell office:value-type="float" office:value="0.410933295843531" calcext:value-type="float">
            <text:p>0,410933295843531</text:p>
          </table:table-cell>
          <table:table-cell table:formula="of:=SUBSTITUTE(LEFT([.B34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4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fq_9</text:p>
          </table:table-cell>
          <table:table-cell office:value-type="string" calcext:value-type="string">
            <text:p>0,410565886408368</text:p>
          </table:table-cell>
          <table:table-cell office:value-type="float" office:value="0.410565886408368" calcext:value-type="float">
            <text:p>0,410565886408368</text:p>
          </table:table-cell>
          <table:table-cell table:formula="of:=SUBSTITUTE(LEFT([.B35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5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n_9</text:p>
          </table:table-cell>
          <table:table-cell office:value-type="string" calcext:value-type="string">
            <text:p>0,410565886408368</text:p>
          </table:table-cell>
          <table:table-cell office:value-type="float" office:value="0.410565886408368" calcext:value-type="float">
            <text:p>0,410565886408368</text:p>
          </table:table-cell>
          <table:table-cell table:formula="of:=SUBSTITUTE(LEFT([.B35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51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tq_5</text:p>
          </table:table-cell>
          <table:table-cell office:value-type="string" calcext:value-type="string">
            <text:p>0,41014929900701</text:p>
          </table:table-cell>
          <table:table-cell office:value-type="float" office:value="0.41014929900701" calcext:value-type="float">
            <text:p>0,41014929900701</text:p>
          </table:table-cell>
          <table:table-cell table:formula="of:=SUBSTITUTE(LEFT([.B35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52];1)" office:value-type="string" office:string-value="5" calcext:value-type="string">
            <text:p>5</text:p>
          </table:table-cell>
          <table:table-cell office:value-type="string" calcext:value-type="string">
            <text:p>5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0,409395434233526</text:p>
          </table:table-cell>
          <table:table-cell office:value-type="float" office:value="0.409395434233526" calcext:value-type="float">
            <text:p>0,409395434233526</text:p>
          </table:table-cell>
          <table:table-cell table:formula="of:=SUBSTITUTE(LEFT([.B35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5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0,409395434233526</text:p>
          </table:table-cell>
          <table:table-cell office:value-type="float" office:value="0.409395434233526" calcext:value-type="float">
            <text:p>0,409395434233526</text:p>
          </table:table-cell>
          <table:table-cell table:formula="of:=SUBSTITUTE(LEFT([.B35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54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408950367791167</text:p>
          </table:table-cell>
          <table:table-cell office:value-type="float" office:value="0.408950367791167" calcext:value-type="float">
            <text:p>0,408950367791167</text:p>
          </table:table-cell>
          <table:table-cell table:formula="of:=SUBSTITUTE(LEFT([.B35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408950367791167</text:p>
          </table:table-cell>
          <table:table-cell office:value-type="float" office:value="0.408950367791167" calcext:value-type="float">
            <text:p>0,408950367791167</text:p>
          </table:table-cell>
          <table:table-cell table:formula="of:=SUBSTITUTE(LEFT([.B35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08491794818389</text:p>
          </table:table-cell>
          <table:table-cell office:value-type="float" office:value="0.408491794818389" calcext:value-type="float">
            <text:p>0,408491794818389</text:p>
          </table:table-cell>
          <table:table-cell table:formula="of:=SUBSTITUTE(LEFT([.B357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5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mx_0</text:p>
          </table:table-cell>
          <table:table-cell office:value-type="string" calcext:value-type="string">
            <text:p>0,408491794818389</text:p>
          </table:table-cell>
          <table:table-cell office:value-type="float" office:value="0.408491794818389" calcext:value-type="float">
            <text:p>0,408491794818389</text:p>
          </table:table-cell>
          <table:table-cell table:formula="of:=SUBSTITUTE(LEFT([.B35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5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407714374676763</text:p>
          </table:table-cell>
          <table:table-cell office:value-type="float" office:value="0.407714374676763" calcext:value-type="float">
            <text:p>0,407714374676763</text:p>
          </table:table-cell>
          <table:table-cell table:formula="of:=SUBSTITUTE(LEFT([.B35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5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x_mx_7</text:p>
          </table:table-cell>
          <table:table-cell office:value-type="string" calcext:value-type="string">
            <text:p>0,406944423302791</text:p>
          </table:table-cell>
          <table:table-cell office:value-type="float" office:value="0.406944423302791" calcext:value-type="float">
            <text:p>0,406944423302791</text:p>
          </table:table-cell>
          <table:table-cell table:formula="of:=SUBSTITUTE(LEFT([.B36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6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05719626821975</text:p>
          </table:table-cell>
          <table:table-cell office:value-type="float" office:value="0.405719626821975" calcext:value-type="float">
            <text:p>0,405719626821975</text:p>
          </table:table-cell>
          <table:table-cell table:formula="of:=SUBSTITUTE(LEFT([.B36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405719626821975</text:p>
          </table:table-cell>
          <table:table-cell office:value-type="float" office:value="0.405719626821975" calcext:value-type="float">
            <text:p>0,405719626821975</text:p>
          </table:table-cell>
          <table:table-cell table:formula="of:=SUBSTITUTE(LEFT([.B36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405719626821975</text:p>
          </table:table-cell>
          <table:table-cell office:value-type="float" office:value="0.405719626821975" calcext:value-type="float">
            <text:p>0,405719626821975</text:p>
          </table:table-cell>
          <table:table-cell table:formula="of:=SUBSTITUTE(LEFT([.B36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05428298933001</text:p>
          </table:table-cell>
          <table:table-cell office:value-type="float" office:value="0.405428298933001" calcext:value-type="float">
            <text:p>0,405428298933001</text:p>
          </table:table-cell>
          <table:table-cell table:formula="of:=SUBSTITUTE(LEFT([.B36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05382463692396</text:p>
          </table:table-cell>
          <table:table-cell office:value-type="float" office:value="0.405382463692396" calcext:value-type="float">
            <text:p>0,405382463692396</text:p>
          </table:table-cell>
          <table:table-cell table:formula="of:=SUBSTITUTE(LEFT([.B36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05382463692396</text:p>
          </table:table-cell>
          <table:table-cell office:value-type="float" office:value="0.405382463692396" calcext:value-type="float">
            <text:p>0,405382463692396</text:p>
          </table:table-cell>
          <table:table-cell table:formula="of:=SUBSTITUTE(LEFT([.B36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404433549788243</text:p>
          </table:table-cell>
          <table:table-cell office:value-type="float" office:value="0.404433549788243" calcext:value-type="float">
            <text:p>0,404433549788243</text:p>
          </table:table-cell>
          <table:table-cell table:formula="of:=SUBSTITUTE(LEFT([.B36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404433549788243</text:p>
          </table:table-cell>
          <table:table-cell office:value-type="float" office:value="0.404433549788243" calcext:value-type="float">
            <text:p>0,404433549788243</text:p>
          </table:table-cell>
          <table:table-cell table:formula="of:=SUBSTITUTE(LEFT([.B36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404323699014292</text:p>
          </table:table-cell>
          <table:table-cell office:value-type="float" office:value="0.404323699014292" calcext:value-type="float">
            <text:p>0,404323699014292</text:p>
          </table:table-cell>
          <table:table-cell table:formula="of:=SUBSTITUTE(LEFT([.B36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6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s_mx_7</text:p>
          </table:table-cell>
          <table:table-cell office:value-type="string" calcext:value-type="string">
            <text:p>0,404192643858415</text:p>
          </table:table-cell>
          <table:table-cell office:value-type="float" office:value="0.404192643858415" calcext:value-type="float">
            <text:p>0,404192643858415</text:p>
          </table:table-cell>
          <table:table-cell table:formula="of:=SUBSTITUTE(LEFT([.B370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70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03552761993244</text:p>
          </table:table-cell>
          <table:table-cell office:value-type="float" office:value="0.403552761993244" calcext:value-type="float">
            <text:p>0,403552761993244</text:p>
          </table:table-cell>
          <table:table-cell table:formula="of:=SUBSTITUTE(LEFT([.B37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qm_1</text:p>
          </table:table-cell>
          <table:table-cell office:value-type="string" calcext:value-type="string">
            <text:p>0,403552761993244</text:p>
          </table:table-cell>
          <table:table-cell office:value-type="float" office:value="0.403552761993244" calcext:value-type="float">
            <text:p>0,403552761993244</text:p>
          </table:table-cell>
          <table:table-cell table:formula="of:=SUBSTITUTE(LEFT([.B37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403429948338584</text:p>
          </table:table-cell>
          <table:table-cell office:value-type="float" office:value="0.403429948338584" calcext:value-type="float">
            <text:p>0,403429948338584</text:p>
          </table:table-cell>
          <table:table-cell table:formula="of:=SUBSTITUTE(LEFT([.B37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401071232577598</text:p>
          </table:table-cell>
          <table:table-cell office:value-type="float" office:value="0.401071232577598" calcext:value-type="float">
            <text:p>0,401071232577598</text:p>
          </table:table-cell>
          <table:table-cell table:formula="of:=SUBSTITUTE(LEFT([.B37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fq_4</text:p>
          </table:table-cell>
          <table:table-cell office:value-type="string" calcext:value-type="string">
            <text:p>0,400989053036629</text:p>
          </table:table-cell>
          <table:table-cell office:value-type="float" office:value="0.400989053036629" calcext:value-type="float">
            <text:p>0,400989053036629</text:p>
          </table:table-cell>
          <table:table-cell table:formula="of:=SUBSTITUTE(LEFT([.B37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75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mn_4</text:p>
          </table:table-cell>
          <table:table-cell office:value-type="string" calcext:value-type="string">
            <text:p>0,400989053036629</text:p>
          </table:table-cell>
          <table:table-cell office:value-type="float" office:value="0.400989053036629" calcext:value-type="float">
            <text:p>0,400989053036629</text:p>
          </table:table-cell>
          <table:table-cell table:formula="of:=SUBSTITUTE(LEFT([.B37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76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tq_0</text:p>
          </table:table-cell>
          <table:table-cell office:value-type="string" calcext:value-type="string">
            <text:p>0,400626116927275</text:p>
          </table:table-cell>
          <table:table-cell office:value-type="float" office:value="0.400626116927275" calcext:value-type="float">
            <text:p>0,400626116927275</text:p>
          </table:table-cell>
          <table:table-cell table:formula="of:=SUBSTITUTE(LEFT([.B37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400626116927275</text:p>
          </table:table-cell>
          <table:table-cell office:value-type="float" office:value="0.400626116927275" calcext:value-type="float">
            <text:p>0,400626116927275</text:p>
          </table:table-cell>
          <table:table-cell table:formula="of:=SUBSTITUTE(LEFT([.B37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78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y_md_4</text:p>
          </table:table-cell>
          <table:table-cell office:value-type="string" calcext:value-type="string">
            <text:p>0,400551968693956</text:p>
          </table:table-cell>
          <table:table-cell office:value-type="float" office:value="0.400551968693956" calcext:value-type="float">
            <text:p>0,400551968693956</text:p>
          </table:table-cell>
          <table:table-cell table:formula="of:=SUBSTITUTE(LEFT([.B37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7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40051786852737</text:p>
          </table:table-cell>
          <table:table-cell office:value-type="float" office:value="0.40051786852737" calcext:value-type="float">
            <text:p>0,40051786852737</text:p>
          </table:table-cell>
          <table:table-cell table:formula="of:=SUBSTITUTE(LEFT([.B38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0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tq_4</text:p>
          </table:table-cell>
          <table:table-cell office:value-type="string" calcext:value-type="string">
            <text:p>0,399683173256023</text:p>
          </table:table-cell>
          <table:table-cell office:value-type="float" office:value="0.399683173256023" calcext:value-type="float">
            <text:p>0,399683173256023</text:p>
          </table:table-cell>
          <table:table-cell table:formula="of:=SUBSTITUTE(LEFT([.B38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8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399583896089787</text:p>
          </table:table-cell>
          <table:table-cell office:value-type="float" office:value="0.399583896089787" calcext:value-type="float">
            <text:p>0,399583896089787</text:p>
          </table:table-cell>
          <table:table-cell table:formula="of:=SUBSTITUTE(LEFT([.B38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8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fq_0</text:p>
          </table:table-cell>
          <table:table-cell office:value-type="string" calcext:value-type="string">
            <text:p>0,399428786847682</text:p>
          </table:table-cell>
          <table:table-cell office:value-type="float" office:value="0.399428786847682" calcext:value-type="float">
            <text:p>0,399428786847682</text:p>
          </table:table-cell>
          <table:table-cell table:formula="of:=SUBSTITUTE(LEFT([.B38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83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n_0</text:p>
          </table:table-cell>
          <table:table-cell office:value-type="string" calcext:value-type="string">
            <text:p>0,399428786847682</text:p>
          </table:table-cell>
          <table:table-cell office:value-type="float" office:value="0.399428786847682" calcext:value-type="float">
            <text:p>0,399428786847682</text:p>
          </table:table-cell>
          <table:table-cell table:formula="of:=SUBSTITUTE(LEFT([.B38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8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t_mn_0</text:p>
          </table:table-cell>
          <table:table-cell office:value-type="string" calcext:value-type="string">
            <text:p>0,399326855663495</text:p>
          </table:table-cell>
          <table:table-cell office:value-type="float" office:value="0.399326855663495" calcext:value-type="float">
            <text:p>0,399326855663495</text:p>
          </table:table-cell>
          <table:table-cell table:formula="of:=SUBSTITUTE(LEFT([.B38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8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398861083937299</text:p>
          </table:table-cell>
          <table:table-cell office:value-type="float" office:value="0.398861083937299" calcext:value-type="float">
            <text:p>0,398861083937299</text:p>
          </table:table-cell>
          <table:table-cell table:formula="of:=SUBSTITUTE(LEFT([.B38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8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qm_0</text:p>
          </table:table-cell>
          <table:table-cell office:value-type="string" calcext:value-type="string">
            <text:p>0,398861083937299</text:p>
          </table:table-cell>
          <table:table-cell office:value-type="float" office:value="0.398861083937299" calcext:value-type="float">
            <text:p>0,398861083937299</text:p>
          </table:table-cell>
          <table:table-cell table:formula="of:=SUBSTITUTE(LEFT([.B38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87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var_3</text:p>
          </table:table-cell>
          <table:table-cell office:value-type="string" calcext:value-type="string">
            <text:p>0,398861083937299</text:p>
          </table:table-cell>
          <table:table-cell office:value-type="float" office:value="0.398861083937299" calcext:value-type="float">
            <text:p>0,398861083937299</text:p>
          </table:table-cell>
          <table:table-cell table:formula="of:=SUBSTITUTE(LEFT([.B388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88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s_sd_3</text:p>
          </table:table-cell>
          <table:table-cell office:value-type="string" calcext:value-type="string">
            <text:p>0,398861083937299</text:p>
          </table:table-cell>
          <table:table-cell office:value-type="float" office:value="0.398861083937299" calcext:value-type="float">
            <text:p>0,398861083937299</text:p>
          </table:table-cell>
          <table:table-cell table:formula="of:=SUBSTITUTE(LEFT([.B389];2);&quot;_&quot;;&quot;&quot;)" office:value-type="string" office:string-value="ps" calcext:value-type="string">
            <text:p>ps</text:p>
          </table:table-cell>
          <table:table-cell office:value-type="string" calcext:value-type="string">
            <text:p>ps</text:p>
          </table:table-cell>
          <table:table-cell table:formula="of:=RIGHT([.B389];1)" office:value-type="string" office:string-value="3" calcext:value-type="string">
            <text:p>3</text:p>
          </table:table-cell>
          <table:table-cell office:value-type="string" calcext:value-type="string">
            <text:p>3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397990046709725</text:p>
          </table:table-cell>
          <table:table-cell office:value-type="float" office:value="0.397990046709725" calcext:value-type="float">
            <text:p>0,397990046709725</text:p>
          </table:table-cell>
          <table:table-cell table:formula="of:=SUBSTITUTE(LEFT([.B390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0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am_4</text:p>
          </table:table-cell>
          <table:table-cell office:value-type="string" calcext:value-type="string">
            <text:p>0,397990046709725</text:p>
          </table:table-cell>
          <table:table-cell office:value-type="float" office:value="0.397990046709725" calcext:value-type="float">
            <text:p>0,397990046709725</text:p>
          </table:table-cell>
          <table:table-cell table:formula="of:=SUBSTITUTE(LEFT([.B391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1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qm_4</text:p>
          </table:table-cell>
          <table:table-cell office:value-type="string" calcext:value-type="string">
            <text:p>0,397990046709725</text:p>
          </table:table-cell>
          <table:table-cell office:value-type="float" office:value="0.397990046709725" calcext:value-type="float">
            <text:p>0,397990046709725</text:p>
          </table:table-cell>
          <table:table-cell table:formula="of:=SUBSTITUTE(LEFT([.B39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d_4</text:p>
          </table:table-cell>
          <table:table-cell office:value-type="string" calcext:value-type="string">
            <text:p>0,397969548674446</text:p>
          </table:table-cell>
          <table:table-cell office:value-type="float" office:value="0.397969548674446" calcext:value-type="float">
            <text:p>0,397969548674446</text:p>
          </table:table-cell>
          <table:table-cell table:formula="of:=SUBSTITUTE(LEFT([.B39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3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396489612011475</text:p>
          </table:table-cell>
          <table:table-cell office:value-type="float" office:value="0.396489612011475" calcext:value-type="float">
            <text:p>0,396489612011475</text:p>
          </table:table-cell>
          <table:table-cell table:formula="of:=SUBSTITUTE(LEFT([.B394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9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396156345585849</text:p>
          </table:table-cell>
          <table:table-cell office:value-type="float" office:value="0.396156345585849" calcext:value-type="float">
            <text:p>0,396156345585849</text:p>
          </table:table-cell>
          <table:table-cell table:formula="of:=SUBSTITUTE(LEFT([.B39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9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tq_9</text:p>
          </table:table-cell>
          <table:table-cell office:value-type="string" calcext:value-type="string">
            <text:p>0,395998386239353</text:p>
          </table:table-cell>
          <table:table-cell office:value-type="float" office:value="0.395998386239353" calcext:value-type="float">
            <text:p>0,395998386239353</text:p>
          </table:table-cell>
          <table:table-cell table:formula="of:=SUBSTITUTE(LEFT([.B396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396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1</text:p>
          </table:table-cell>
          <table:table-cell office:value-type="string" calcext:value-type="string">
            <text:p>0,394978881737093</text:p>
          </table:table-cell>
          <table:table-cell office:value-type="float" office:value="0.394978881737093" calcext:value-type="float">
            <text:p>0,394978881737093</text:p>
          </table:table-cell>
          <table:table-cell table:formula="of:=SUBSTITUTE(LEFT([.B39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97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394978881737093</text:p>
          </table:table-cell>
          <table:table-cell office:value-type="float" office:value="0.394978881737093" calcext:value-type="float">
            <text:p>0,394978881737093</text:p>
          </table:table-cell>
          <table:table-cell table:formula="of:=SUBSTITUTE(LEFT([.B39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39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am_0</text:p>
          </table:table-cell>
          <table:table-cell office:value-type="string" calcext:value-type="string">
            <text:p>0,394082227866493</text:p>
          </table:table-cell>
          <table:table-cell office:value-type="float" office:value="0.394082227866493" calcext:value-type="float">
            <text:p>0,394082227866493</text:p>
          </table:table-cell>
          <table:table-cell table:formula="of:=SUBSTITUTE(LEFT([.B399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399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394025261303132</text:p>
          </table:table-cell>
          <table:table-cell office:value-type="float" office:value="0.394025261303132" calcext:value-type="float">
            <text:p>0,394025261303132</text:p>
          </table:table-cell>
          <table:table-cell table:formula="of:=SUBSTITUTE(LEFT([.B40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0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394025261303132</text:p>
          </table:table-cell>
          <table:table-cell office:value-type="float" office:value="0.394025261303132" calcext:value-type="float">
            <text:p>0,394025261303132</text:p>
          </table:table-cell>
          <table:table-cell table:formula="of:=SUBSTITUTE(LEFT([.B40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0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393030987566747</text:p>
          </table:table-cell>
          <table:table-cell office:value-type="float" office:value="0.393030987566747" calcext:value-type="float">
            <text:p>0,393030987566747</text:p>
          </table:table-cell>
          <table:table-cell table:formula="of:=SUBSTITUTE(LEFT([.B40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0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x_mx_9</text:p>
          </table:table-cell>
          <table:table-cell office:value-type="string" calcext:value-type="string">
            <text:p>0,391519610127051</text:p>
          </table:table-cell>
          <table:table-cell office:value-type="float" office:value="0.391519610127051" calcext:value-type="float">
            <text:p>0,391519610127051</text:p>
          </table:table-cell>
          <table:table-cell table:formula="of:=SUBSTITUTE(LEFT([.B403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0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391015723729573</text:p>
          </table:table-cell>
          <table:table-cell office:value-type="float" office:value="0.391015723729573" calcext:value-type="float">
            <text:p>0,391015723729573</text:p>
          </table:table-cell>
          <table:table-cell table:formula="of:=SUBSTITUTE(LEFT([.B40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0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t_am_1</text:p>
          </table:table-cell>
          <table:table-cell office:value-type="string" calcext:value-type="string">
            <text:p>0,391015723729573</text:p>
          </table:table-cell>
          <table:table-cell office:value-type="float" office:value="0.391015723729573" calcext:value-type="float">
            <text:p>0,391015723729573</text:p>
          </table:table-cell>
          <table:table-cell table:formula="of:=SUBSTITUTE(LEFT([.B40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0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fq_0</text:p>
          </table:table-cell>
          <table:table-cell office:value-type="string" calcext:value-type="string">
            <text:p>0,390849160077247</text:p>
          </table:table-cell>
          <table:table-cell office:value-type="float" office:value="0.390849160077247" calcext:value-type="float">
            <text:p>0,390849160077247</text:p>
          </table:table-cell>
          <table:table-cell table:formula="of:=SUBSTITUTE(LEFT([.B40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0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x_7</text:p>
          </table:table-cell>
          <table:table-cell office:value-type="string" calcext:value-type="string">
            <text:p>0,390283154860656</text:p>
          </table:table-cell>
          <table:table-cell office:value-type="float" office:value="0.390283154860656" calcext:value-type="float">
            <text:p>0,390283154860656</text:p>
          </table:table-cell>
          <table:table-cell table:formula="of:=SUBSTITUTE(LEFT([.B407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0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fq_4</text:p>
          </table:table-cell>
          <table:table-cell office:value-type="string" calcext:value-type="string">
            <text:p>0,388864182561471</text:p>
          </table:table-cell>
          <table:table-cell office:value-type="float" office:value="0.388864182561471" calcext:value-type="float">
            <text:p>0,388864182561471</text:p>
          </table:table-cell>
          <table:table-cell table:formula="of:=SUBSTITUTE(LEFT([.B40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08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x_4</text:p>
          </table:table-cell>
          <table:table-cell office:value-type="string" calcext:value-type="string">
            <text:p>0,388081183528454</text:p>
          </table:table-cell>
          <table:table-cell office:value-type="float" office:value="0.388081183528454" calcext:value-type="float">
            <text:p>0,388081183528454</text:p>
          </table:table-cell>
          <table:table-cell table:formula="of:=SUBSTITUTE(LEFT([.B40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09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am_8</text:p>
          </table:table-cell>
          <table:table-cell office:value-type="string" calcext:value-type="string">
            <text:p>0,386487079418868</text:p>
          </table:table-cell>
          <table:table-cell office:value-type="float" office:value="0.386487079418868" calcext:value-type="float">
            <text:p>0,386487079418868</text:p>
          </table:table-cell>
          <table:table-cell table:formula="of:=SUBSTITUTE(LEFT([.B41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1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qm_8</text:p>
          </table:table-cell>
          <table:table-cell office:value-type="string" calcext:value-type="string">
            <text:p>0,386487079418868</text:p>
          </table:table-cell>
          <table:table-cell office:value-type="float" office:value="0.386487079418868" calcext:value-type="float">
            <text:p>0,386487079418868</text:p>
          </table:table-cell>
          <table:table-cell table:formula="of:=SUBSTITUTE(LEFT([.B41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1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38591979681229</text:p>
          </table:table-cell>
          <table:table-cell office:value-type="float" office:value="0.38591979681229" calcext:value-type="float">
            <text:p>0,38591979681229</text:p>
          </table:table-cell>
          <table:table-cell table:formula="of:=SUBSTITUTE(LEFT([.B412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12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t_mx_1</text:p>
          </table:table-cell>
          <table:table-cell office:value-type="string" calcext:value-type="string">
            <text:p>0,384041400749421</text:p>
          </table:table-cell>
          <table:table-cell office:value-type="float" office:value="0.384041400749421" calcext:value-type="float">
            <text:p>0,384041400749421</text:p>
          </table:table-cell>
          <table:table-cell table:formula="of:=SUBSTITUTE(LEFT([.B413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x_mn_4</text:p>
          </table:table-cell>
          <table:table-cell office:value-type="string" calcext:value-type="string">
            <text:p>0,38251094111275</text:p>
          </table:table-cell>
          <table:table-cell office:value-type="float" office:value="0.38251094111275" calcext:value-type="float">
            <text:p>0,38251094111275</text:p>
          </table:table-cell>
          <table:table-cell table:formula="of:=SUBSTITUTE(LEFT([.B414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14];1)" office:value-type="string" office:string-value="4" calcext:value-type="string">
            <text:p>4</text:p>
          </table:table-cell>
          <table:table-cell office:value-type="string" calcext:value-type="string">
            <text:p>4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d_0</text:p>
          </table:table-cell>
          <table:table-cell office:value-type="string" calcext:value-type="string">
            <text:p>0,379882877284488</text:p>
          </table:table-cell>
          <table:table-cell office:value-type="float" office:value="0.379882877284488" calcext:value-type="float">
            <text:p>0,379882877284488</text:p>
          </table:table-cell>
          <table:table-cell table:formula="of:=SUBSTITUTE(LEFT([.B41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5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am_0</text:p>
          </table:table-cell>
          <table:table-cell office:value-type="string" calcext:value-type="string">
            <text:p>0,379882877284488</text:p>
          </table:table-cell>
          <table:table-cell office:value-type="float" office:value="0.379882877284488" calcext:value-type="float">
            <text:p>0,379882877284488</text:p>
          </table:table-cell>
          <table:table-cell table:formula="of:=SUBSTITUTE(LEFT([.B41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6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d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41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fq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418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tq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419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1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am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42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20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x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421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21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qm_8</text:p>
          </table:table-cell>
          <table:table-cell office:value-type="string" calcext:value-type="string">
            <text:p>0,377615920016065</text:p>
          </table:table-cell>
          <table:table-cell office:value-type="float" office:value="0.377615920016065" calcext:value-type="float">
            <text:p>0,377615920016065</text:p>
          </table:table-cell>
          <table:table-cell table:formula="of:=SUBSTITUTE(LEFT([.B422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22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d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423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23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fq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424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24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a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425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2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n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426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26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qm_7</text:p>
          </table:table-cell>
          <table:table-cell office:value-type="string" calcext:value-type="string">
            <text:p>0,376127561667563</text:p>
          </table:table-cell>
          <table:table-cell office:value-type="float" office:value="0.376127561667563" calcext:value-type="float">
            <text:p>0,376127561667563</text:p>
          </table:table-cell>
          <table:table-cell table:formula="of:=SUBSTITUTE(LEFT([.B427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2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am_9</text:p>
          </table:table-cell>
          <table:table-cell office:value-type="string" calcext:value-type="string">
            <text:p>0,374684235791988</text:p>
          </table:table-cell>
          <table:table-cell office:value-type="float" office:value="0.374684235791988" calcext:value-type="float">
            <text:p>0,374684235791988</text:p>
          </table:table-cell>
          <table:table-cell table:formula="of:=SUBSTITUTE(LEFT([.B428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28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x_qm_9</text:p>
          </table:table-cell>
          <table:table-cell office:value-type="string" calcext:value-type="string">
            <text:p>0,374684235791988</text:p>
          </table:table-cell>
          <table:table-cell office:value-type="float" office:value="0.374684235791988" calcext:value-type="float">
            <text:p>0,374684235791988</text:p>
          </table:table-cell>
          <table:table-cell table:formula="of:=SUBSTITUTE(LEFT([.B429];2);&quot;_&quot;;&quot;&quot;)" office:value-type="string" office:string-value="x" calcext:value-type="string">
            <text:p>x</text:p>
          </table:table-cell>
          <table:table-cell office:value-type="string" calcext:value-type="string">
            <text:p>x</text:p>
          </table:table-cell>
          <table:table-cell table:formula="of:=RIGHT([.B429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0,373002677390593</text:p>
          </table:table-cell>
          <table:table-cell office:value-type="float" office:value="0.373002677390593" calcext:value-type="float">
            <text:p>0,373002677390593</text:p>
          </table:table-cell>
          <table:table-cell table:formula="of:=SUBSTITUTE(LEFT([.B43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3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0,373002677390593</text:p>
          </table:table-cell>
          <table:table-cell office:value-type="float" office:value="0.373002677390593" calcext:value-type="float">
            <text:p>0,373002677390593</text:p>
          </table:table-cell>
          <table:table-cell table:formula="of:=SUBSTITUTE(LEFT([.B43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3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x_1</text:p>
          </table:table-cell>
          <table:table-cell office:value-type="string" calcext:value-type="string">
            <text:p>0,373002677390593</text:p>
          </table:table-cell>
          <table:table-cell office:value-type="float" office:value="0.373002677390593" calcext:value-type="float">
            <text:p>0,373002677390593</text:p>
          </table:table-cell>
          <table:table-cell table:formula="of:=SUBSTITUTE(LEFT([.B43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3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0,373002677390593</text:p>
          </table:table-cell>
          <table:table-cell office:value-type="float" office:value="0.373002677390593" calcext:value-type="float">
            <text:p>0,373002677390593</text:p>
          </table:table-cell>
          <table:table-cell table:formula="of:=SUBSTITUTE(LEFT([.B43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3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d_8</text:p>
          </table:table-cell>
          <table:table-cell office:value-type="string" calcext:value-type="string">
            <text:p>0,370229142900135</text:p>
          </table:table-cell>
          <table:table-cell office:value-type="float" office:value="0.370229142900135" calcext:value-type="float">
            <text:p>0,370229142900135</text:p>
          </table:table-cell>
          <table:table-cell table:formula="of:=SUBSTITUTE(LEFT([.B43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3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369094799567546</text:p>
          </table:table-cell>
          <table:table-cell office:value-type="float" office:value="0.369094799567546" calcext:value-type="float">
            <text:p>0,369094799567546</text:p>
          </table:table-cell>
          <table:table-cell table:formula="of:=SUBSTITUTE(LEFT([.B435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35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ft_mn_8</text:p>
          </table:table-cell>
          <table:table-cell office:value-type="string" calcext:value-type="string">
            <text:p>0,368850306260688</text:p>
          </table:table-cell>
          <table:table-cell office:value-type="float" office:value="0.368850306260688" calcext:value-type="float">
            <text:p>0,368850306260688</text:p>
          </table:table-cell>
          <table:table-cell table:formula="of:=SUBSTITUTE(LEFT([.B436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3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n_7</text:p>
          </table:table-cell>
          <table:table-cell office:value-type="string" calcext:value-type="string">
            <text:p>0,363896158075046</text:p>
          </table:table-cell>
          <table:table-cell office:value-type="float" office:value="0.363896158075046" calcext:value-type="float">
            <text:p>0,363896158075046</text:p>
          </table:table-cell>
          <table:table-cell table:formula="of:=SUBSTITUTE(LEFT([.B437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37];1)" office:value-type="string" office:string-value="7" calcext:value-type="string">
            <text:p>7</text:p>
          </table:table-cell>
          <table:table-cell office:value-type="string" calcext:value-type="string">
            <text:p>7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d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438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3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fq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439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39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a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440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40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n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441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41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qm_1</text:p>
          </table:table-cell>
          <table:table-cell office:value-type="string" calcext:value-type="string">
            <text:p>0,362807076395356</text:p>
          </table:table-cell>
          <table:table-cell office:value-type="float" office:value="0.362807076395356" calcext:value-type="float">
            <text:p>0,362807076395356</text:p>
          </table:table-cell>
          <table:table-cell table:formula="of:=SUBSTITUTE(LEFT([.B442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4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d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44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43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fq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44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44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am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44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4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44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4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qm_8</text:p>
          </table:table-cell>
          <table:table-cell office:value-type="string" calcext:value-type="string">
            <text:p>0,359441065183193</text:p>
          </table:table-cell>
          <table:table-cell office:value-type="float" office:value="0.359441065183193" calcext:value-type="float">
            <text:p>0,359441065183193</text:p>
          </table:table-cell>
          <table:table-cell table:formula="of:=SUBSTITUTE(LEFT([.B447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4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y_md_1</text:p>
          </table:table-cell>
          <table:table-cell office:value-type="string" calcext:value-type="string">
            <text:p>0,356242876258106</text:p>
          </table:table-cell>
          <table:table-cell office:value-type="float" office:value="0.356242876258106" calcext:value-type="float">
            <text:p>0,356242876258106</text:p>
          </table:table-cell>
          <table:table-cell table:formula="of:=SUBSTITUTE(LEFT([.B448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48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t_tq_8</text:p>
          </table:table-cell>
          <table:table-cell office:value-type="string" calcext:value-type="string">
            <text:p>0,355211927947731</text:p>
          </table:table-cell>
          <table:table-cell office:value-type="float" office:value="0.355211927947731" calcext:value-type="float">
            <text:p>0,355211927947731</text:p>
          </table:table-cell>
          <table:table-cell table:formula="of:=SUBSTITUTE(LEFT([.B449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4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t_mx_0</text:p>
          </table:table-cell>
          <table:table-cell office:value-type="string" calcext:value-type="string">
            <text:p>0,353725662219757</text:p>
          </table:table-cell>
          <table:table-cell office:value-type="float" office:value="0.353725662219757" calcext:value-type="float">
            <text:p>0,353725662219757</text:p>
          </table:table-cell>
          <table:table-cell table:formula="of:=SUBSTITUTE(LEFT([.B450];2);&quot;_&quot;;&quot;&quot;)" office:value-type="string" office:string-value="ft" calcext:value-type="string">
            <text:p>ft</text:p>
          </table:table-cell>
          <table:table-cell office:value-type="string" calcext:value-type="string">
            <text:p>ft</text:p>
          </table:table-cell>
          <table:table-cell table:formula="of:=RIGHT([.B45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fq_0</text:p>
          </table:table-cell>
          <table:table-cell office:value-type="string" calcext:value-type="string">
            <text:p>0,353725662219757</text:p>
          </table:table-cell>
          <table:table-cell office:value-type="float" office:value="0.353725662219757" calcext:value-type="float">
            <text:p>0,353725662219757</text:p>
          </table:table-cell>
          <table:table-cell table:formula="of:=SUBSTITUTE(LEFT([.B45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5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0</text:p>
          </table:table-cell>
          <table:table-cell office:value-type="string" calcext:value-type="string">
            <text:p>0,353725662219757</text:p>
          </table:table-cell>
          <table:table-cell office:value-type="float" office:value="0.353725662219757" calcext:value-type="float">
            <text:p>0,353725662219757</text:p>
          </table:table-cell>
          <table:table-cell table:formula="of:=SUBSTITUTE(LEFT([.B45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52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tq_9</text:p>
          </table:table-cell>
          <table:table-cell office:value-type="string" calcext:value-type="string">
            <text:p>0,344423850230789</text:p>
          </table:table-cell>
          <table:table-cell office:value-type="float" office:value="0.344423850230789" calcext:value-type="float">
            <text:p>0,344423850230789</text:p>
          </table:table-cell>
          <table:table-cell table:formula="of:=SUBSTITUTE(LEFT([.B45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53];1)" office:value-type="string" office:string-value="9" calcext:value-type="string">
            <text:p>9</text:p>
          </table:table-cell>
          <table:table-cell office:value-type="string" calcext:value-type="string">
            <text:p>9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d_0</text:p>
          </table:table-cell>
          <table:table-cell office:value-type="string" calcext:value-type="string">
            <text:p>0,344423850230789</text:p>
          </table:table-cell>
          <table:table-cell office:value-type="float" office:value="0.344423850230789" calcext:value-type="float">
            <text:p>0,344423850230789</text:p>
          </table:table-cell>
          <table:table-cell table:formula="of:=SUBSTITUTE(LEFT([.B45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54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d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455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55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fq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456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56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a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457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57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mn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458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58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t_qm_8</text:p>
          </table:table-cell>
          <table:table-cell office:value-type="string" calcext:value-type="string">
            <text:p>0,344026666182505</text:p>
          </table:table-cell>
          <table:table-cell office:value-type="float" office:value="0.344026666182505" calcext:value-type="float">
            <text:p>0,344026666182505</text:p>
          </table:table-cell>
          <table:table-cell table:formula="of:=SUBSTITUTE(LEFT([.B459];2);&quot;_&quot;;&quot;&quot;)" office:value-type="string" office:string-value="dt" calcext:value-type="string">
            <text:p>dt</text:p>
          </table:table-cell>
          <table:table-cell office:value-type="string" calcext:value-type="string">
            <text:p>dt</text:p>
          </table:table-cell>
          <table:table-cell table:formula="of:=RIGHT([.B459];1)" office:value-type="string" office:string-value="8" calcext:value-type="string">
            <text:p>8</text:p>
          </table:table-cell>
          <table:table-cell office:value-type="string" calcext:value-type="string">
            <text:p>8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tq_0</text:p>
          </table:table-cell>
          <table:table-cell office:value-type="string" calcext:value-type="string">
            <text:p>0,339298289239037</text:p>
          </table:table-cell>
          <table:table-cell office:value-type="float" office:value="0.339298289239037" calcext:value-type="float">
            <text:p>0,339298289239037</text:p>
          </table:table-cell>
          <table:table-cell table:formula="of:=SUBSTITUTE(LEFT([.B460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60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y_mx_0</text:p>
          </table:table-cell>
          <table:table-cell office:value-type="string" calcext:value-type="string">
            <text:p>0,339298289239037</text:p>
          </table:table-cell>
          <table:table-cell office:value-type="float" office:value="0.339298289239037" calcext:value-type="float">
            <text:p>0,339298289239037</text:p>
          </table:table-cell>
          <table:table-cell table:formula="of:=SUBSTITUTE(LEFT([.B461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61];1)" office:value-type="string" office:string-value="0" calcext:value-type="string">
            <text:p>0</text:p>
          </table:table-cell>
          <table:table-cell office:value-type="string" calcext:value-type="string">
            <text:p>0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tq_1</text:p>
          </table:table-cell>
          <table:table-cell office:value-type="string" calcext:value-type="string">
            <text:p>0,333238588465562</text:p>
          </table:table-cell>
          <table:table-cell office:value-type="float" office:value="0.333238588465562" calcext:value-type="float">
            <text:p>0,333238588465562</text:p>
          </table:table-cell>
          <table:table-cell table:formula="of:=SUBSTITUTE(LEFT([.B462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62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am_1</text:p>
          </table:table-cell>
          <table:table-cell office:value-type="string" calcext:value-type="string">
            <text:p>0,333238588465562</text:p>
          </table:table-cell>
          <table:table-cell office:value-type="float" office:value="0.333238588465562" calcext:value-type="float">
            <text:p>0,333238588465562</text:p>
          </table:table-cell>
          <table:table-cell table:formula="of:=SUBSTITUTE(LEFT([.B463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63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x_1</text:p>
          </table:table-cell>
          <table:table-cell office:value-type="string" calcext:value-type="string">
            <text:p>0,333238588465562</text:p>
          </table:table-cell>
          <table:table-cell office:value-type="float" office:value="0.333238588465562" calcext:value-type="float">
            <text:p>0,333238588465562</text:p>
          </table:table-cell>
          <table:table-cell table:formula="of:=SUBSTITUTE(LEFT([.B464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64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qm_1</text:p>
          </table:table-cell>
          <table:table-cell office:value-type="string" calcext:value-type="string">
            <text:p>0,333238588465562</text:p>
          </table:table-cell>
          <table:table-cell office:value-type="float" office:value="0.333238588465562" calcext:value-type="float">
            <text:p>0,333238588465562</text:p>
          </table:table-cell>
          <table:table-cell table:formula="of:=SUBSTITUTE(LEFT([.B465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65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y_mn_1</text:p>
          </table:table-cell>
          <table:table-cell office:value-type="string" calcext:value-type="string">
            <text:p>0,307903611744959</text:p>
          </table:table-cell>
          <table:table-cell office:value-type="float" office:value="0.307903611744959" calcext:value-type="float">
            <text:p>0,307903611744959</text:p>
          </table:table-cell>
          <table:table-cell table:formula="of:=SUBSTITUTE(LEFT([.B466];2);&quot;_&quot;;&quot;&quot;)" office:value-type="string" office:string-value="y" calcext:value-type="string">
            <text:p>y</text:p>
          </table:table-cell>
          <table:table-cell office:value-type="string" calcext:value-type="string">
            <text:p>y</text:p>
          </table:table-cell>
          <table:table-cell table:formula="of:=RIGHT([.B466];1)" office:value-type="string" office:string-value="1" calcext:value-type="string">
            <text:p>1</text:p>
          </table:table-cell>
          <table:table-cell office:value-type="string" calcext:value-type="string">
            <text:p>1</text:p>
          </table:table-cell>
          <table:table-cell table:number-columns-repeated="13"/>
        </table:table-row>
      </table:table>
      <table:named-expressions/>
      <table:database-ranges>
        <table:database-range table:name="__Anonymous_Sheet_DB__0" table:target-range-address="'variables52-key'.P2:'variables52-key'.S10" table:contains-header="false">
          <table:sort>
            <table:sort-by table:field-number="2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9">
      <number:number number:decimal-places="4" number:min-decimal-places="4" number:min-integer-digits="1"/>
    </number:number-style>
    <number:number-style style:name="N118">
      <number:number number:decimal-places="5" number:min-decimal-places="5" number:min-integer-digits="1"/>
    </number:number-style>
    <number:number-style style:name="N117">
      <number:number number:decimal-places="6" number:min-decimal-places="6" number:min-integer-digits="1"/>
    </number:number-style>
    <number:number-style style:name="N116">
      <number:number number:decimal-places="7" number:min-decimal-places="7" number:min-integer-digits="1"/>
    </number:number-style>
    <number:number-style style:name="N115">
      <number:number number:decimal-places="8" number:min-decimal-places="8" number:min-integer-digits="1"/>
    </number:number-style>
    <number:number-style style:name="N114">
      <number:number number:decimal-places="9" number:min-decimal-places="9" number:min-integer-digits="1"/>
    </number:number-style>
    <number:number-style style:name="N113">
      <number:number number:decimal-places="10" number:min-decimal-places="10" number:min-integer-digits="1"/>
    </number:number-style>
    <number:number-style style:name="N112">
      <number:number number:decimal-places="11" number:min-decimal-places="11" number:min-integer-digits="1"/>
    </number:number-style>
    <number:number-style style:name="N111">
      <number:number number:decimal-places="14" number:min-decimal-places="14" number:min-integer-digits="1"/>
    </number:number-style>
    <number:number-style style:name="N110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7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14T22:14:42.184344392</dc:date>
    <meta:editing-duration>P3DT4H53M17S</meta:editing-duration>
    <meta:editing-cycles>3</meta:editing-cycles>
    <meta:generator>LibreOffice/7.3.7.2$Linux_X86_64 LibreOffice_project/30$Build-2</meta:generator>
    <meta:document-statistic meta:table-count="1" meta:cell-count="3622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legend chart:legend-position="bottom" svg:x="6.159cm" svg:y="8.401cm" style:legend-expansion="wide" chart:style-name="ch2"/>
        <chart:plot-area chart:style-name="ch3" table:cell-range-address="'variables52-key'.C3:'variables52-key'.C7 'variables52-key'.E2:'variables52-key'.F2 'variables52-key'.G3:'variables52-key'.H7" chart:data-source-has-labels="both" svg:x="1.331cm" svg:y="0.18cm" svg:width="14.349cm" svg:height="6.876cm">
          <chart:coordinate-region svg:x="2.058cm" svg:y="0.38cm" svg:width="13.622cm" svg:height="6.029cm"/>
          <chart:axis chart:dimension="x" chart:name="primary-x" chart:style-name="ch4" chartooo:axis-type="auto">
            <chartooo:date-scale/>
            <chart:title svg:x="7.852cm" svg:y="7.236cm" chart:style-name="ch5">
              <text:p>Variável</text:p>
            </chart:title>
            <chart:categories table:cell-range-address="'variables52-key'.C3:'variables52-key'.C7"/>
          </chart:axis>
          <chart:axis chart:dimension="y" chart:name="primary-y" chart:style-name="ch6">
            <chart:title svg:x="0.451cm" svg:y="4.813cm" chart:style-name="ch7">
              <text:p>Importância (%)</text:p>
            </chart:title>
            <chart:grid chart:style-name="ch8" chart:class="major"/>
          </chart:axis>
          <chart:series chart:style-name="ch9" chart:values-cell-range-address="'variables52-key'.G3:'variables52-key'.G7" chart:label-cell-address="'variables52-key'.E2:'variables52-key'.E2" chart:class="chart:bar">
            <chart:data-point chart:repeated="5"/>
          </chart:series>
          <chart:series chart:style-name="ch10" chart:values-cell-range-address="'variables52-key'.H3:'variables52-key'.H7" chart:label-cell-address="'variables52-key'.F2:'variables52-key'.F2" chart:class="chart:bar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ino A</text:p>
                <draw:g>
                  <svg:desc>'variables52-key'.E2:'variables52-key'.E2</svg:desc>
                </draw:g>
              </table:table-cell>
              <table:table-cell office:value-type="string">
                <text:p>Treino B</text:p>
                <draw:g>
                  <svg:desc>'variables52-key'.F2:'variables52-key'.F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t</text:p>
                <draw:g>
                  <svg:desc>'variables52-key'.C3:'variables52-key'.C7</svg:desc>
                </draw:g>
              </table:table-cell>
              <table:table-cell office:value-type="float" office:value="0.497873296293145">
                <text:p>0.497873296293145</text:p>
                <draw:g>
                  <svg:desc>'variables52-key'.G3:'variables52-key'.G7</svg:desc>
                </draw:g>
              </table:table-cell>
              <table:table-cell office:value-type="float" office:value="0.503069889758056">
                <text:p>0.503069889758056</text:p>
                <draw:g>
                  <svg:desc>'variables52-key'.H3:'variables52-key'.H7</svg:desc>
                </draw:g>
              </table:table-cell>
            </table:table-row>
            <table:table-row>
              <table:table-cell office:value-type="string">
                <text:p>x</text:p>
              </table:table-cell>
              <table:table-cell office:value-type="float" office:value="0.267011007972591">
                <text:p>0.267011007972591</text:p>
              </table:table-cell>
              <table:table-cell office:value-type="float" office:value="0.309089466086624">
                <text:p>0.309089466086624</text:p>
              </table:table-cell>
            </table:table-row>
            <table:table-row>
              <table:table-cell office:value-type="string">
                <text:p>ps</text:p>
              </table:table-cell>
              <table:table-cell office:value-type="float" office:value="0.122949107707386">
                <text:p>0.122949107707386</text:p>
              </table:table-cell>
              <table:table-cell office:value-type="float" office:value="0.075045471748851">
                <text:p>0.075045471748851</text:p>
              </table:table-cell>
            </table:table-row>
            <table:table-row>
              <table:table-cell office:value-type="string">
                <text:p>y</text:p>
              </table:table-cell>
              <table:table-cell office:value-type="float" office:value="0.0815731597452876">
                <text:p>0.0815731597452876</text:p>
              </table:table-cell>
              <table:table-cell office:value-type="float" office:value="0.0793959674566087">
                <text:p>0.0793959674566087</text:p>
              </table:table-cell>
            </table:table-row>
            <table:table-row>
              <table:table-cell office:value-type="string">
                <text:p>dt</text:p>
              </table:table-cell>
              <table:table-cell office:value-type="float" office:value="0.0305934282815901">
                <text:p>0.0305934282815901</text:p>
              </table:table-cell>
              <table:table-cell office:value-type="float" office:value="0.0333992049498605">
                <text:p>0.03339920494986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7cm" svg:height="9.006cm" xlink:href=".." xlink:type="simple" chart:class="chart:bar" chart:style-name="ch1">
        <chart:title svg:x="0cm" svg:y="0cm" chart:style-name="ch2">
          <text:p>ACUMULADO DA IMPORTÂNCIA POR CARACTERE</text:p>
        </chart:title>
        <chart:plot-area chart:style-name="ch3" table:cell-range-address="'variables52-key'.P3:'variables52-key'.P10 'variables52-key'.R3:'variables52-key'.R10" chart:data-source-has-labels="column" svg:x="1.331cm" svg:y="0.18cm" svg:width="14.356cm" svg:height="8.646cm">
          <chart:coordinate-region svg:x="2.429cm" svg:y="0.38cm" svg:width="13.258cm" svg:height="7.799cm"/>
          <chart:axis chart:dimension="x" chart:name="primary-x" chart:style-name="ch4" chartooo:axis-type="auto">
            <chartooo:date-scale/>
            <chart:categories table:cell-range-address="'variables52-key'.P3:'variables52-key'.P10"/>
          </chart:axis>
          <chart:axis chart:dimension="y" chart:name="primary-y" chart:style-name="ch5">
            <chart:title svg:x="0.451cm" svg:y="6.915cm" chart:style-name="ch6">
              <text:p>IMPORTÂNCIA (SEM UNIDADE)</text:p>
            </chart:title>
            <chart:grid chart:style-name="ch7" chart:class="major"/>
          </chart:axis>
          <chart:series chart:style-name="ch8" chart:values-cell-range-address="'variables52-key'.R3:'variables52-key'.R10" chart:class="chart:bar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R</text:p>
              </table:table-cell>
            </table:table-row>
          </table:table-header-rows>
          <table:table-rows>
            <table:table-row>
              <table:table-cell office:value-type="string">
                <text:p>9</text:p>
                <draw:g>
                  <svg:desc>'variables52-key'.P3:'variables52-key'.P10</svg:desc>
                </draw:g>
              </table:table-cell>
              <table:table-cell office:value-type="float" office:value="44.6502889086505">
                <text:p>44.6502889086505</text:p>
                <draw:g>
                  <svg:desc>'variables52-key'.R3:'variables52-key'.R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8056885862714">
                <text:p>43.80568858627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.4326523350881">
                <text:p>31.432652335088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29.7213089630666">
                <text:p>29.721308963066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5.0539941651033">
                <text:p>25.0539941651033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23.0104684829402">
                <text:p>23.01046848294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.0277628867487">
                <text:p>20.027762886748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8403067273704">
                <text:p>11.84030672737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0" chart:style-name="ch1">
        <chart:legend chart:legend-position="bottom" svg:x="6.159cm" svg:y="8.401cm" style:legend-expansion="wide" chart:style-name="ch2"/>
        <chart:plot-area chart:style-name="ch3" table:cell-range-address="'variables52-key'.P3:'variables52-key'.P10 'variables52-key'.R2:'variables52-key'.S2 'variables52-key'.T3:'variables52-key'.U10" chart:data-source-has-labels="both" svg:x="1.331cm" svg:y="0.18cm" svg:width="14.349cm" svg:height="6.876cm">
          <chart:coordinate-region svg:x="2.243cm" svg:y="0.379cm" svg:width="13.437cm" svg:height="6.03cm"/>
          <chart:axis chart:dimension="x" chart:name="primary-x" chart:style-name="ch4" chartooo:axis-type="auto">
            <chartooo:date-scale/>
            <chart:title svg:x="7.733cm" svg:y="7.236cm" chart:style-name="ch5">
              <text:p>Caractere</text:p>
            </chart:title>
            <chart:categories table:cell-range-address="'variables52-key'.P3:'variables52-key'.P10"/>
          </chart:axis>
          <chart:axis chart:dimension="y" chart:name="primary-y" chart:style-name="ch6">
            <chart:title svg:x="0.451cm" svg:y="4.813cm" chart:style-name="ch7">
              <text:p>Importância (%)</text:p>
            </chart:title>
            <chart:grid chart:style-name="ch8" chart:class="major"/>
          </chart:axis>
          <chart:series chart:style-name="ch9" chart:values-cell-range-address="'variables52-key'.T3:'variables52-key'.T10" chart:label-cell-address="'variables52-key'.R2:'variables52-key'.R2" chart:class="chart:bar">
            <chart:data-point chart:repeated="8"/>
          </chart:series>
          <chart:series chart:style-name="ch10" chart:values-cell-range-address="'variables52-key'.U3:'variables52-key'.U10" chart:label-cell-address="'variables52-key'.S2:'variables52-key'.S2" chart:class="chart:bar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eino A</text:p>
                <draw:g>
                  <svg:desc>'variables52-key'.R2:'variables52-key'.R2</svg:desc>
                </draw:g>
              </table:table-cell>
              <table:table-cell office:value-type="string">
                <text:p>Treino B</text:p>
                <draw:g>
                  <svg:desc>'variables52-key'.S2:'variables52-key'.S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9</text:p>
                <draw:g>
                  <svg:desc>'variables52-key'.P3:'variables52-key'.P10</svg:desc>
                </draw:g>
              </table:table-cell>
              <table:table-cell office:value-type="float" office:value="0.194518638330357">
                <text:p>0.194518638330357</text:p>
                <draw:g>
                  <svg:desc>'variables52-key'.T3:'variables52-key'.T10</svg:desc>
                </draw:g>
              </table:table-cell>
              <table:table-cell office:value-type="float" office:value="0.136888844440393">
                <text:p>0.136888844440393</text:p>
                <draw:g>
                  <svg:desc>'variables52-key'.U3:'variables52-key'.U10</svg:desc>
                </draw:g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90839143557575">
                <text:p>0.190839143557575</text:p>
              </table:table-cell>
              <table:table-cell office:value-type="float" office:value="0.164164667052442">
                <text:p>0.1641646670524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36936106815387">
                <text:p>0.136936106815387</text:p>
              </table:table-cell>
              <table:table-cell office:value-type="float" office:value="0.18279667916731">
                <text:p>0.18279667916731</text:p>
              </table:table-cell>
            </table:table-row>
            <table:table-row>
              <table:table-cell office:value-type="string">
                <text:p>1</text:p>
              </table:table-cell>
              <table:table-cell office:value-type="float" office:value="0.129480652649741">
                <text:p>0.129480652649741</text:p>
              </table:table-cell>
              <table:table-cell office:value-type="float" office:value="0.147905470216265">
                <text:p>0.1479054702162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09147531826797">
                <text:p>0.109147531826797</text:p>
              </table:table-cell>
              <table:table-cell office:value-type="float" office:value="0.117788029837362">
                <text:p>0.117788029837362</text:p>
              </table:table-cell>
            </table:table-row>
            <table:table-row>
              <table:table-cell office:value-type="string">
                <text:p>0</text:p>
              </table:table-cell>
              <table:table-cell office:value-type="float" office:value="0.10024492799593">
                <text:p>0.10024492799593</text:p>
              </table:table-cell>
              <table:table-cell office:value-type="float" office:value="0.08831812261545">
                <text:p>0.088318122615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72507941326858">
                <text:p>0.0872507941326858</text:p>
              </table:table-cell>
              <table:table-cell office:value-type="float" office:value="0.0748245054544029">
                <text:p>0.07482450545440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515822046915277">
                <text:p>0.0515822046915277</text:p>
              </table:table-cell>
              <table:table-cell office:value-type="float" office:value="0.0873136812163749">
                <text:p>0.08731368121637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